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uation" table:style-name="ta1">
        <table:shapes>
          <draw:frame draw:z-index="0" draw:style-name="gr1" draw:text-style-name="P1" svg:width="6.3051in" svg:height="3.5453in" svg:x="0in" svg:y="21.6886in">
            <draw:object draw:notify-on-update-of-ranges="Evaluation.A109:Evaluation.A113 Evaluation.H109:Evaluation.H113 Evaluation.H116:Evaluation.H120 Evaluation.H116:Evaluation.H120 Evaluation.Q109:Evaluation.Q113 Evaluation.Q116:Evaluation.Q120 Evaluation.Q116:Evaluation.Q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49in" svg:x="9.1016in" svg:y="21.6996in">
            <draw:object draw:notify-on-update-of-ranges="Evaluation.A109:Evaluation.A113 Evaluation.E109:Evaluation.E113 Evaluation.G109:Evaluation.G113 Evaluation.F109:Evaluation.F113 Evaluation.N109:Evaluation.N113 Evaluation.P109:Evaluation.P113 Evaluation.O109:Evaluation.O1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ucc</text:p>
          </table:table-cell>
          <table:table-cell office:value-type="string" calcext:value-type="string">
            <text:p><text:s/>Fail</text:p>
          </table:table-cell>
          <table:table-cell office:value-type="string" calcext:value-type="string">
            <text:p><text:s/>Send Rate (TPS)</text:p>
          </table:table-cell>
          <table:table-cell office:value-type="string" calcext:value-type="string">
            <text:p><text:s/>Max Latency (s)</text:p>
          </table:table-cell>
          <table:table-cell office:value-type="string" calcext:value-type="string">
            <text:p><text:s/>Min Latency (s)</text:p>
          </table:table-cell>
          <table:table-cell office:value-type="string" calcext:value-type="string">
            <text:p><text:s/>Avg Latency (s)</text:p>
          </table:table-cell>
          <table:table-cell office:value-type="string" calcext:value-type="string">
            <text:p><text:s/>Throughput (TPS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<text:s/>Succ</text:p>
          </table:table-cell>
          <table:table-cell office:value-type="string" calcext:value-type="string">
            <text:p><text:s/>Fail</text:p>
          </table:table-cell>
          <table:table-cell office:value-type="string" calcext:value-type="string">
            <text:p><text:s/>Send Rate (TPS)</text:p>
          </table:table-cell>
          <table:table-cell office:value-type="string" calcext:value-type="string">
            <text:p><text:s/>Max Latency (s)</text:p>
          </table:table-cell>
          <table:table-cell office:value-type="string" calcext:value-type="string">
            <text:p><text:s/>Min Latency (s)</text:p>
          </table:table-cell>
          <table:table-cell office:value-type="string" calcext:value-type="string">
            <text:p><text:s/>Avg Latency (s)</text:p>
          </table:table-cell>
          <table:table-cell office:value-type="string" calcext:value-type="string">
            <text:p><text:s/>Throughput (TPS)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Hyperledger</text:p>
          </table:table-cell>
          <table:covered-table-cell table:number-columns-repeated="7"/>
          <table:table-cell/>
          <table:table-cell table:style-name="ce5" office:value-type="string" calcext:value-type="string" table:number-columns-spanned="8" table:number-rows-spanned="1">
            <text:p>FabricStar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enchmark 0</text:p>
          </table:table-cell>
          <table:table-cell table:number-columns-repeated="8"/>
          <table:table-cell office:value-type="string" calcext:value-type="string">
            <text:p>Benchmark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52222" calcext:value-type="float">
            <text:p>152222</text:p>
          </table:table-cell>
          <table:table-cell office:value-type="float" office:value="0" calcext:value-type="float">
            <text:p>0</text:p>
          </table:table-cell>
          <table:table-cell office:value-type="float" office:value="512.4" calcext:value-type="float">
            <text:p>512.4</text:p>
          </table:table-cell>
          <table:table-cell office:value-type="float" office:value="3.31" calcext:value-type="float">
            <text:p>3.31</text:p>
          </table:table-cell>
          <table:table-cell office:value-type="float" office:value="0.2" calcext:value-type="float">
            <text:p>0.2</text:p>
          </table:table-cell>
          <table:table-cell office:value-type="float" office:value="1.23" calcext:value-type="float">
            <text:p>1.23</text:p>
          </table:table-cell>
          <table:table-cell office:value-type="float" office:value="511.6" calcext:value-type="float">
            <text:p>511.6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41103" calcext:value-type="float">
            <text:p>141103</text:p>
          </table:table-cell>
          <table:table-cell office:value-type="float" office:value="0" calcext:value-type="float">
            <text:p>0</text:p>
          </table:table-cell>
          <table:table-cell office:value-type="float" office:value="473.2" calcext:value-type="float">
            <text:p>473.2</text:p>
          </table:table-cell>
          <table:table-cell office:value-type="float" office:value="4.28" calcext:value-type="float">
            <text:p>4.28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office:value-type="float" office:value="472.6" calcext:value-type="float">
            <text:p>472.6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1854" calcext:value-type="float">
            <text:p>61854</text:p>
          </table:table-cell>
          <table:table-cell office:value-type="float" office:value="0" calcext:value-type="float">
            <text:p>0</text:p>
          </table:table-cell>
          <table:table-cell office:value-type="float" office:value="208.4" calcext:value-type="float">
            <text:p>208.4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office:value-type="float" office:value="0.88" calcext:value-type="float">
            <text:p>0.88</text:p>
          </table:table-cell>
          <table:table-cell office:value-type="float" office:value="208.2" calcext:value-type="float">
            <text:p>208.2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2588" calcext:value-type="float">
            <text:p>62588</text:p>
          </table:table-cell>
          <table:table-cell office:value-type="float" office:value="0" calcext:value-type="float">
            <text:p>0</text:p>
          </table:table-cell>
          <table:table-cell office:value-type="float" office:value="210.6" calcext:value-type="float">
            <text:p>210.6</text:p>
          </table:table-cell>
          <table:table-cell office:value-type="float" office:value="1.95" calcext:value-type="float">
            <text:p>1.95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4248" calcext:value-type="float">
            <text:p>44248</text:p>
          </table:table-cell>
          <table:table-cell office:value-type="float" office:value="0" calcext:value-type="float">
            <text:p>0</text:p>
          </table:table-cell>
          <table:table-cell office:value-type="float" office:value="148.7" calcext:value-type="float">
            <text:p>148.7</text:p>
          </table:table-cell>
          <table:table-cell office:value-type="float" office:value="2.06" calcext:value-type="float">
            <text:p>2.06</text:p>
          </table:table-cell>
          <table:table-cell office:value-type="float" office:value="0.19" calcext:value-type="float">
            <text:p>0.19</text:p>
          </table:table-cell>
          <table:table-cell office:value-type="float" office:value="0.83" calcext:value-type="float">
            <text:p>0.83</text:p>
          </table:table-cell>
          <table:table-cell office:value-type="float" office:value="148.5" calcext:value-type="float">
            <text:p>148.5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249" calcext:value-type="float">
            <text:p>44249</text:p>
          </table:table-cell>
          <table:table-cell office:value-type="float" office:value="0" calcext:value-type="float">
            <text:p>0</text:p>
          </table:table-cell>
          <table:table-cell office:value-type="float" office:value="148.7" calcext:value-type="float">
            <text:p>148.7</text:p>
          </table:table-cell>
          <table:table-cell office:value-type="float" office:value="1.81" calcext:value-type="float">
            <text:p>1.81</text:p>
          </table:table-cell>
          <table:table-cell office:value-type="float" office:value="0.18" calcext:value-type="float">
            <text:p>0.18</text:p>
          </table:table-cell>
          <table:table-cell office:value-type="float" office:value="0.85" calcext:value-type="float">
            <text:p>0.85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28611" calcext:value-type="float">
            <text:p>28611</text:p>
          </table:table-cell>
          <table:table-cell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office:value-type="float" office:value="2.09" calcext:value-type="float">
            <text:p>2.09</text:p>
          </table:table-cell>
          <table:table-cell office:value-type="float" office:value="0.16" calcext:value-type="float">
            <text:p>0.16</text:p>
          </table:table-cell>
          <table:table-cell office:value-type="float" office:value="0.89" calcext:value-type="float">
            <text:p>0.89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820" calcext:value-type="float">
            <text:p>288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.21" calcext:value-type="float">
            <text:p>2.2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0972" calcext:value-type="float">
            <text:p>20972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2.01" calcext:value-type="float">
            <text:p>2.01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179" calcext:value-type="float">
            <text:p>21179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2.71" calcext:value-type="float">
            <text:p>2.71</text:p>
          </table:table-cell>
          <table:table-cell office:value-type="float" office:value="0.3" calcext:value-type="float">
            <text:p>0.3</text:p>
          </table:table-cell>
          <table:table-cell office:value-type="float" office:value="1.04" calcext:value-type="float">
            <text:p>1.04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</text:p>
          </table:table-cell>
          <table:table-cell table:number-columns-repeated="8"/>
          <table:table-cell office:value-type="string" calcext:value-type="string">
            <text:p>Benchmark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7866" calcext:value-type="float">
            <text:p>167866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3.29" calcext:value-type="float">
            <text:p>3.29</text:p>
          </table:table-cell>
          <table:table-cell office:value-type="float" office:value="0.14" calcext:value-type="float">
            <text:p>0.14</text:p>
          </table:table-cell>
          <table:table-cell office:value-type="float" office:value="1.15" calcext:value-type="float">
            <text:p>1.15</text:p>
          </table:table-cell>
          <table:table-cell office:value-type="float" office:value="564.4" calcext:value-type="float">
            <text:p>564.4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5452" calcext:value-type="float">
            <text:p>135452</text:p>
          </table:table-cell>
          <table:table-cell office:value-type="float" office:value="0" calcext:value-type="float">
            <text:p>0</text:p>
          </table:table-cell>
          <table:table-cell office:value-type="float" office:value="455.8" calcext:value-type="float">
            <text:p>455.8</text:p>
          </table:table-cell>
          <table:table-cell office:value-type="float" office:value="4.28" calcext:value-type="float">
            <text:p>4.28</text:p>
          </table:table-cell>
          <table:table-cell office:value-type="float" office:value="0.17" calcext:value-type="float">
            <text:p>0.17</text:p>
          </table:table-cell>
          <table:table-cell office:value-type="float" office:value="1.32" calcext:value-type="float">
            <text:p>1.32</text:p>
          </table:table-cell>
          <table:table-cell office:value-type="float" office:value="454.8" calcext:value-type="float">
            <text:p>454.8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7076" calcext:value-type="float">
            <text:p>67076</text:p>
          </table:table-cell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  <table:table-cell office:value-type="float" office:value="1.77" calcext:value-type="float">
            <text:p>1.77</text:p>
          </table:table-cell>
          <table:table-cell office:value-type="float" office:value="0.14" calcext:value-type="float">
            <text:p>0.14</text:p>
          </table:table-cell>
          <table:table-cell office:value-type="float" office:value="0.82" calcext:value-type="float">
            <text:p>0.82</text:p>
          </table:table-cell>
          <table:table-cell office:value-type="float" office:value="225.1" calcext:value-type="float">
            <text:p>225.1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3037" calcext:value-type="float">
            <text:p>63037</text:p>
          </table:table-cell>
          <table:table-cell office:value-type="float" office:value="0" calcext:value-type="float">
            <text:p>0</text:p>
          </table:table-cell>
          <table:table-cell office:value-type="float" office:value="212.4" calcext:value-type="float">
            <text:p>212.4</text:p>
          </table:table-cell>
          <table:table-cell office:value-type="float" office:value="2.15" calcext:value-type="float">
            <text:p>2.15</text:p>
          </table:table-cell>
          <table:table-cell office:value-type="float" office:value="0.15" calcext:value-type="float">
            <text:p>0.15</text:p>
          </table:table-cell>
          <table:table-cell office:value-type="float" office:value="0.89" calcext:value-type="float">
            <text:p>0.89</text:p>
          </table:table-cell>
          <table:table-cell office:value-type="float" office:value="211.9" calcext:value-type="float">
            <text:p>211.9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6086" calcext:value-type="float">
            <text:p>4608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.68" calcext:value-type="float">
            <text:p>1.68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154.6" calcext:value-type="float">
            <text:p>154.6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3235" calcext:value-type="float">
            <text:p>43235</text:p>
          </table:table-cell>
          <table:table-cell office:value-type="float" office:value="0" calcext:value-type="float">
            <text:p>0</text:p>
          </table:table-cell>
          <table:table-cell office:value-type="float" office:value="145.3" calcext:value-type="float">
            <text:p>145.3</text:p>
          </table:table-cell>
          <table:table-cell office:value-type="float" office:value="1.9" calcext:value-type="float">
            <text:p>1.9</text:p>
          </table:table-cell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162" calcext:value-type="float">
            <text:p>30162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.5</text:p>
          </table:table-cell>
          <table:table-cell office:value-type="float" office:value="1.69" calcext:value-type="float">
            <text:p>1.69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101.3" calcext:value-type="float">
            <text:p>101.3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536" calcext:value-type="float">
            <text:p>2853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.52" calcext:value-type="float">
            <text:p>2.52</text:p>
          </table:table-cell>
          <table:table-cell office:value-type="float" office:value="0.19" calcext:value-type="float">
            <text:p>0.19</text:p>
          </table:table-cell>
          <table:table-cell office:value-type="float" office:value="0.91" calcext:value-type="float">
            <text:p>0.9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276" calcext:value-type="float">
            <text:p>22276</text:p>
          </table:table-cell>
          <table:table-cell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2.07" calcext:value-type="float">
            <text:p>2.07</text:p>
          </table:table-cell>
          <table:table-cell office:value-type="float" office:value="0.22" calcext:value-type="float">
            <text:p>0.22</text:p>
          </table:table-cell>
          <table:table-cell office:value-type="float" office:value="0.92" calcext:value-type="float">
            <text:p>0.92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796" calcext:value-type="float">
            <text:p>21796</text:p>
          </table:table-cell>
          <table:table-cell office:value-type="float" office:value="0" calcext:value-type="float">
            <text:p>0</text:p>
          </table:table-cell>
          <table:table-cell office:value-type="float" office:value="73.4" calcext:value-type="float">
            <text:p>73.4</text:p>
          </table:table-cell>
          <table:table-cell office:value-type="float" office:value="2.85" calcext:value-type="float">
            <text:p>2.85</text:p>
          </table:table-cell>
          <table:table-cell office:value-type="float" office:value="0.29" calcext:value-type="float">
            <text:p>0.29</text:p>
          </table:table-cell>
          <table:table-cell office:value-type="float" office:value="1.03" calcext:value-type="float">
            <text:p>1.03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2</text:p>
          </table:table-cell>
          <table:table-cell table:number-columns-repeated="8"/>
          <table:table-cell office:value-type="string" calcext:value-type="string">
            <text:p>Benchmark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56602" calcext:value-type="float">
            <text:p>156602</text:p>
          </table:table-cell>
          <table:table-cell office:value-type="float" office:value="0" calcext:value-type="float">
            <text:p>0</text:p>
          </table:table-cell>
          <table:table-cell office:value-type="float" office:value="526.2" calcext:value-type="float">
            <text:p>526.2</text:p>
          </table:table-cell>
          <table:table-cell office:value-type="float" office:value="3.43" calcext:value-type="float">
            <text:p>3.43</text:p>
          </table:table-cell>
          <table:table-cell office:value-type="float" office:value="0.21" calcext:value-type="float">
            <text:p>0.21</text:p>
          </table:table-cell>
          <table:table-cell office:value-type="float" office:value="1.2" calcext:value-type="float">
            <text:p>1.2</text:p>
          </table:table-cell>
          <table:table-cell office:value-type="float" office:value="525.4" calcext:value-type="float">
            <text:p>525.4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9758" calcext:value-type="float">
            <text:p>139758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4.18" calcext:value-type="float">
            <text:p>4.18</text:p>
          </table:table-cell>
          <table:table-cell office:value-type="float" office:value="0.25" calcext:value-type="float">
            <text:p>0.25</text:p>
          </table:table-cell>
          <table:table-cell office:value-type="float" office:value="1.31" calcext:value-type="float">
            <text:p>1.31</text:p>
          </table:table-cell>
          <table:table-cell office:value-type="float" office:value="470.5" calcext:value-type="float">
            <text:p>470.5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3413" calcext:value-type="float">
            <text:p>63413</text:p>
          </table:table-cell>
          <table:table-cell office:value-type="float" office:value="0" calcext:value-type="float">
            <text:p>0</text:p>
          </table:table-cell>
          <table:table-cell office:value-type="float" office:value="213.1" calcext:value-type="float">
            <text:p>213.1</text:p>
          </table:table-cell>
          <table:table-cell office:value-type="float" office:value="1.61" calcext:value-type="float">
            <text:p>1.61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212.9" calcext:value-type="float">
            <text:p>212.9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0319" calcext:value-type="float">
            <text:p>60319</text:p>
          </table:table-cell>
          <table:table-cell office:value-type="float" office:value="0" calcext:value-type="float">
            <text:p>0</text:p>
          </table:table-cell>
          <table:table-cell office:value-type="float" office:value="202.6" calcext:value-type="float">
            <text:p>202.6</text:p>
          </table:table-cell>
          <table:table-cell office:value-type="float" office:value="2.12" calcext:value-type="float">
            <text:p>2.12</text:p>
          </table:table-cell>
          <table:table-cell office:value-type="float" office:value="0.14" calcext:value-type="float">
            <text:p>0.14</text:p>
          </table:table-cell>
          <table:table-cell office:value-type="float" office:value="0.89" calcext:value-type="float">
            <text:p>0.89</text:p>
          </table:table-cell>
          <table:table-cell office:value-type="float" office:value="202.3" calcext:value-type="float">
            <text:p>202.3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4334" calcext:value-type="float">
            <text:p>44334</text:p>
          </table:table-cell>
          <table:table-cell office:value-type="float" office:value="0" calcext:value-type="float">
            <text:p>0</text:p>
          </table:table-cell>
          <table:table-cell office:value-type="float" office:value="149.2" calcext:value-type="float">
            <text:p>149.2</text:p>
          </table:table-cell>
          <table:table-cell office:value-type="float" office:value="1.68" calcext:value-type="float">
            <text:p>1.68</text:p>
          </table:table-cell>
          <table:table-cell office:value-type="float" office:value="0.18" calcext:value-type="float">
            <text:p>0.18</text:p>
          </table:table-cell>
          <table:table-cell office:value-type="float" office:value="0.83" calcext:value-type="float">
            <text:p>0.83</text:p>
          </table:table-cell>
          <table:table-cell office:value-type="float" office:value="148.8" calcext:value-type="float">
            <text:p>148.8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910" calcext:value-type="float">
            <text:p>44910</text:p>
          </table:table-cell>
          <table:table-cell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  <table:table-cell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 office:value-type="float" office:value="0.87" calcext:value-type="float">
            <text:p>0.87</text:p>
          </table:table-cell>
          <table:table-cell office:value-type="float" office:value="151.1" calcext:value-type="float">
            <text:p>151.1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28034" calcext:value-type="float">
            <text:p>28034</text:p>
          </table:table-cell>
          <table:table-cell office:value-type="float" office:value="0" calcext:value-type="float">
            <text:p>0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807" calcext:value-type="float">
            <text:p>28807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2.25" calcext:value-type="float">
            <text:p>2.25</text:p>
          </table:table-cell>
          <table:table-cell office:value-type="float" office:value="0.18" calcext:value-type="float">
            <text:p>0.18</text:p>
          </table:table-cell>
          <table:table-cell office:value-type="float" office:value="0.88" calcext:value-type="float">
            <text:p>0.8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534" calcext:value-type="float">
            <text:p>22534</text:p>
          </table:table-cell>
          <table:table-cell office:value-type="float" office:value="0" calcext:value-type="float">
            <text:p>0</text:p>
          </table:table-cell>
          <table:table-cell office:value-type="float" office:value="75.8" calcext:value-type="float">
            <text:p>75.8</text:p>
          </table:table-cell>
          <table:table-cell office:value-type="float" office:value="2.17" calcext:value-type="float">
            <text:p>2.17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494" calcext:value-type="float">
            <text:p>21494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2.89" calcext:value-type="float">
            <text:p>2.89</text:p>
          </table:table-cell>
          <table:table-cell office:value-type="float" office:value="0.23" calcext:value-type="float">
            <text:p>0.23</text:p>
          </table:table-cell>
          <table:table-cell office:value-type="float" office:value="1.03" calcext:value-type="float">
            <text:p>1.03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3</text:p>
          </table:table-cell>
          <table:table-cell table:number-columns-repeated="8"/>
          <table:table-cell office:value-type="string" calcext:value-type="string">
            <text:p>Benchmark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3599" calcext:value-type="float">
            <text:p>163599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3.53" calcext:value-type="float">
            <text:p>3.53</text:p>
          </table:table-cell>
          <table:table-cell office:value-type="float" office:value="0.17" calcext:value-type="float">
            <text:p>0.17</text:p>
          </table:table-cell>
          <table:table-cell office:value-type="float" office:value="1.15" calcext:value-type="float">
            <text:p>1.15</text:p>
          </table:table-cell>
          <table:table-cell office:value-type="float" office:value="549.9" calcext:value-type="float">
            <text:p>549.9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9114" calcext:value-type="float">
            <text:p>139114</text:p>
          </table:table-cell>
          <table:table-cell office:value-type="float" office:value="0" calcext:value-type="float">
            <text:p>0</text:p>
          </table:table-cell>
          <table:table-cell office:value-type="float" office:value="465.9" calcext:value-type="float">
            <text:p>465.9</text:p>
          </table:table-cell>
          <table:table-cell office:value-type="float" office:value="5.34" calcext:value-type="float">
            <text:p>5.34</text:p>
          </table:table-cell>
          <table:table-cell office:value-type="float" office:value="0.2" calcext:value-type="float">
            <text:p>0.2</text:p>
          </table:table-cell>
          <table:table-cell office:value-type="float" office:value="1.32" calcext:value-type="float">
            <text:p>1.32</text:p>
          </table:table-cell>
          <table:table-cell office:value-type="float" office:value="464.2" calcext:value-type="float">
            <text:p>464.2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9825" calcext:value-type="float">
            <text:p>69825</text:p>
          </table:table-cell>
          <table:table-cell office:value-type="float" office:value="0" calcext:value-type="float">
            <text:p>0</text:p>
          </table:table-cell>
          <table:table-cell office:value-type="float" office:value="235.1" calcext:value-type="float">
            <text:p>235.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79" calcext:value-type="float">
            <text:p>0.79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1334" calcext:value-type="float">
            <text:p>61334</text:p>
          </table:table-cell>
          <table:table-cell office:value-type="float" office:value="0" calcext:value-type="float">
            <text:p>0</text:p>
          </table:table-cell>
          <table:table-cell office:value-type="float" office:value="206.4" calcext:value-type="float">
            <text:p>206.4</text:p>
          </table:table-cell>
          <table:table-cell office:value-type="float" office:value="2.12" calcext:value-type="float">
            <text:p>2.12</text:p>
          </table:table-cell>
          <table:table-cell office:value-type="float" office:value="0.14" calcext:value-type="float">
            <text:p>0.14</text:p>
          </table:table-cell>
          <table:table-cell office:value-type="float" office:value="0.89" calcext:value-type="float">
            <text:p>0.89</text:p>
          </table:table-cell>
          <table:table-cell office:value-type="float" office:value="206.1" calcext:value-type="float">
            <text:p>206.1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7254" calcext:value-type="float">
            <text:p>4725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.68" calcext:value-type="float">
            <text:p>1.68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office:value-type="float" office:value="158.9" calcext:value-type="float">
            <text:p>158.9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879" calcext:value-type="float">
            <text:p>4487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.89" calcext:value-type="float">
            <text:p>2.8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211" calcext:value-type="float">
            <text:p>30211</text:p>
          </table:table-cell>
          <table:table-cell office:value-type="float" office:value="0" calcext:value-type="float">
            <text:p>0</text:p>
          </table:table-cell>
          <table:table-cell office:value-type="float" office:value="101.6" calcext:value-type="float">
            <text:p>101.6</text:p>
          </table:table-cell>
          <table:table-cell office:value-type="float" office:value="2.08" calcext:value-type="float">
            <text:p>2.08</text:p>
          </table:table-cell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101.6" calcext:value-type="float">
            <text:p>101.6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991" calcext:value-type="float">
            <text:p>2899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1.99" calcext:value-type="float">
            <text:p>1.99</text:p>
          </table:table-cell>
          <table:table-cell office:value-type="float" office:value="0.18" calcext:value-type="float">
            <text:p>0.18</text:p>
          </table:table-cell>
          <table:table-cell office:value-type="float" office:value="0.88" calcext:value-type="float">
            <text:p>0.88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510" calcext:value-type="float">
            <text:p>2251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2.02" calcext:value-type="float">
            <text:p>2.02</text:p>
          </table:table-cell>
          <table:table-cell office:value-type="float" office:value="0.24" calcext:value-type="float">
            <text:p>0.24</text:p>
          </table:table-cell>
          <table:table-cell office:value-type="float" office:value="0.91" calcext:value-type="float">
            <text:p>0.91</text:p>
          </table:table-cell>
          <table:table-cell office:value-type="float" office:value="75.4" calcext:value-type="float">
            <text:p>75.4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222" calcext:value-type="float">
            <text:p>21222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3.74" calcext:value-type="float">
            <text:p>3.74</text:p>
          </table:table-cell>
          <table:table-cell office:value-type="float" office:value="0.17" calcext:value-type="float">
            <text:p>0.17</text:p>
          </table:table-cell>
          <table:table-cell office:value-type="float" office:value="1.04" calcext:value-type="float">
            <text:p>1.04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4</text:p>
          </table:table-cell>
          <table:table-cell table:number-columns-repeated="8"/>
          <table:table-cell office:value-type="string" calcext:value-type="string">
            <text:p>Benchmark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4096" calcext:value-type="float">
            <text:p>164096</text:p>
          </table:table-cell>
          <table:table-cell office:value-type="float" office:value="0" calcext:value-type="float">
            <text:p>0</text:p>
          </table:table-cell>
          <table:table-cell office:value-type="float" office:value="552.2" calcext:value-type="float">
            <text:p>552.2</text:p>
          </table:table-cell>
          <table:table-cell office:value-type="float" office:value="3.2" calcext:value-type="float">
            <text:p>3.2</text:p>
          </table:table-cell>
          <table:table-cell office:value-type="float" office:value="0.23" calcext:value-type="float">
            <text:p>0.23</text:p>
          </table:table-cell>
          <table:table-cell office:value-type="float" office:value="1.15" calcext:value-type="float">
            <text:p>1.15</text:p>
          </table:table-cell>
          <table:table-cell office:value-type="float" office:value="551.3" calcext:value-type="float">
            <text:p>551.3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2807" calcext:value-type="float">
            <text:p>132807</text:p>
          </table:table-cell>
          <table:table-cell office:value-type="float" office:value="0" calcext:value-type="float">
            <text:p>0</text:p>
          </table:table-cell>
          <table:table-cell office:value-type="float" office:value="445.8" calcext:value-type="float">
            <text:p>445.8</text:p>
          </table:table-cell>
          <table:table-cell office:value-type="float" office:value="4.49" calcext:value-type="float">
            <text:p>4.49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444.9" calcext:value-type="float">
            <text:p>444.9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3696" calcext:value-type="float">
            <text:p>63696</text:p>
          </table:table-cell>
          <table:table-cell office:value-type="float" office:value="0" calcext:value-type="float">
            <text:p>0</text:p>
          </table:table-cell>
          <table:table-cell office:value-type="float" office:value="214.4" calcext:value-type="float">
            <text:p>214.4</text:p>
          </table:table-cell>
          <table:table-cell office:value-type="float" office:value="1.68" calcext:value-type="float">
            <text:p>1.68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214.3" calcext:value-type="float">
            <text:p>214.3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0566" calcext:value-type="float">
            <text:p>6056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.69" calcext:value-type="float">
            <text:p>2.69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203.9" calcext:value-type="float">
            <text:p>203.9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6693" calcext:value-type="float">
            <text:p>46693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.9</text:p>
          </table:table-cell>
          <table:table-cell office:value-type="float" office:value="1.79" calcext:value-type="float">
            <text:p>1.79</text:p>
          </table:table-cell>
          <table:table-cell office:value-type="float" office:value="0.16" calcext:value-type="float">
            <text:p>0.16</text:p>
          </table:table-cell>
          <table:table-cell office:value-type="float" office:value="0.81" calcext:value-type="float">
            <text:p>0.81</text:p>
          </table:table-cell>
          <table:table-cell office:value-type="float" office:value="156.6" calcext:value-type="float">
            <text:p>156.6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273" calcext:value-type="float">
            <text:p>44273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.9</text:p>
          </table:table-cell>
          <table:table-cell office:value-type="float" office:value="2.02" calcext:value-type="float">
            <text:p>2.0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553" calcext:value-type="float">
            <text:p>30553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1.72" calcext:value-type="float">
            <text:p>1.72</text:p>
          </table:table-cell>
          <table:table-cell office:value-type="float" office:value="0.14" calcext:value-type="float">
            <text:p>0.14</text:p>
          </table:table-cell>
          <table:table-cell office:value-type="float" office:value="0.84" calcext:value-type="float">
            <text:p>0.84</text:p>
          </table:table-cell>
          <table:table-cell office:value-type="float" office:value="102.7" calcext:value-type="float">
            <text:p>102.7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7925" calcext:value-type="float">
            <text:p>27925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.46" calcext:value-type="float">
            <text:p>2.46</text:p>
          </table:table-cell>
          <table:table-cell office:value-type="float" office:value="0.17" calcext:value-type="float">
            <text:p>0.17</text:p>
          </table:table-cell>
          <table:table-cell office:value-type="float" office:value="0.91" calcext:value-type="float">
            <text:p>0.91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1970" calcext:value-type="float">
            <text:p>2197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2.09" calcext:value-type="float">
            <text:p>2.09</text:p>
          </table:table-cell>
          <table:table-cell office:value-type="float" office:value="0.28" calcext:value-type="float">
            <text:p>0.28</text:p>
          </table:table-cell>
          <table:table-cell office:value-type="float" office:value="0.97" calcext:value-type="float">
            <text:p>0.97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.8</text:p>
          </table:table-cell>
          <table:table-cell office:value-type="float" office:value="2.84" calcext:value-type="float">
            <text:p>2.84</text:p>
          </table:table-cell>
          <table:table-cell office:value-type="float" office:value="0.22" calcext:value-type="float">
            <text:p>0.22</text:p>
          </table:table-cell>
          <table:table-cell office:value-type="float" office:value="1.07" calcext:value-type="float">
            <text:p>1.07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5</text:p>
          </table:table-cell>
          <table:table-cell table:number-columns-repeated="8"/>
          <table:table-cell office:value-type="string" calcext:value-type="string">
            <text:p>Benchmark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57055" calcext:value-type="float">
            <text:p>157055</text:p>
          </table:table-cell>
          <table:table-cell office:value-type="float" office:value="0" calcext:value-type="float">
            <text:p>0</text:p>
          </table:table-cell>
          <table:table-cell office:value-type="float" office:value="528.6" calcext:value-type="float">
            <text:p>528.6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1.21" calcext:value-type="float">
            <text:p>1.21</text:p>
          </table:table-cell>
          <table:table-cell office:value-type="float" office:value="527.4" calcext:value-type="float">
            <text:p>527.4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4841" calcext:value-type="float">
            <text:p>134841</text:p>
          </table:table-cell>
          <table:table-cell office:value-type="float" office:value="0" calcext:value-type="float">
            <text:p>0</text:p>
          </table:table-cell>
          <table:table-cell office:value-type="float" office:value="453.8" calcext:value-type="float">
            <text:p>453.8</text:p>
          </table:table-cell>
          <table:table-cell office:value-type="float" office:value="4.41" calcext:value-type="float">
            <text:p>4.41</text:p>
          </table:table-cell>
          <table:table-cell office:value-type="float" office:value="0.15" calcext:value-type="float">
            <text:p>0.15</text:p>
          </table:table-cell>
          <table:table-cell office:value-type="float" office:value="1.32" calcext:value-type="float">
            <text:p>1.32</text:p>
          </table:table-cell>
          <table:table-cell office:value-type="float" office:value="452.9" calcext:value-type="float">
            <text:p>452.9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5653" calcext:value-type="float">
            <text:p>65653</text:p>
          </table:table-cell>
          <table:table-cell office:value-type="float" office:value="0" calcext:value-type="float">
            <text:p>0</text:p>
          </table:table-cell>
          <table:table-cell office:value-type="float" office:value="221.1" calcext:value-type="float">
            <text:p>221.1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220.9" calcext:value-type="float">
            <text:p>220.9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59898" calcext:value-type="float">
            <text:p>59898</text:p>
          </table:table-cell>
          <table:table-cell office:value-type="float" office:value="0" calcext:value-type="float">
            <text:p>0</text:p>
          </table:table-cell>
          <table:table-cell office:value-type="float" office:value="201.8" calcext:value-type="float">
            <text:p>201.8</text:p>
          </table:table-cell>
          <table:table-cell office:value-type="float" office:value="2.21" calcext:value-type="float">
            <text:p>2.21</text:p>
          </table:table-cell>
          <table:table-cell office:value-type="float" office:value="0.13" calcext:value-type="float">
            <text:p>0.13</text:p>
          </table:table-cell>
          <table:table-cell office:value-type="float" office:value="0.9" calcext:value-type="float">
            <text:p>0.9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5156" calcext:value-type="float">
            <text:p>45156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.7</text:p>
          </table:table-cell>
          <table:table-cell office:value-type="float" office:value="1.71" calcext:value-type="float">
            <text:p>1.71</text:p>
          </table:table-cell>
          <table:table-cell office:value-type="float" office:value="0.17" calcext:value-type="float">
            <text:p>0.17</text:p>
          </table:table-cell>
          <table:table-cell office:value-type="float" office:value="0.81" calcext:value-type="float">
            <text:p>0.81</text:p>
          </table:table-cell>
          <table:table-cell office:value-type="float" office:value="151.5" calcext:value-type="float">
            <text:p>151.5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2872" calcext:value-type="float">
            <text:p>42872</text:p>
          </table:table-cell>
          <table:table-cell office:value-type="float" office:value="0" calcext:value-type="float">
            <text:p>0</text:p>
          </table:table-cell>
          <table:table-cell office:value-type="float" office:value="144.2" calcext:value-type="float">
            <text:p>144.2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85" calcext:value-type="float">
            <text:p>0.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29318" calcext:value-type="float">
            <text:p>29318</text:p>
          </table:table-cell>
          <table:table-cell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2.31" calcext:value-type="float">
            <text:p>2.31</text:p>
          </table:table-cell>
          <table:table-cell office:value-type="float" office:value="0.17" calcext:value-type="float">
            <text:p>0.17</text:p>
          </table:table-cell>
          <table:table-cell office:value-type="float" office:value="0.85" calcext:value-type="float">
            <text:p>0.8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890" calcext:value-type="float">
            <text:p>28890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2.36" calcext:value-type="float">
            <text:p>2.36</text:p>
          </table:table-cell>
          <table:table-cell office:value-type="float" office:value="0.19" calcext:value-type="float">
            <text:p>0.19</text:p>
          </table:table-cell>
          <table:table-cell office:value-type="float" office:value="0.88" calcext:value-type="float">
            <text:p>0.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1143" calcext:value-type="float">
            <text:p>2114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.17" calcext:value-type="float">
            <text:p>2.17</text:p>
          </table:table-cell>
          <table:table-cell office:value-type="float" office:value="0.24" calcext:value-type="float">
            <text:p>0.24</text:p>
          </table:table-cell>
          <table:table-cell office:value-type="float" office:value="0.98" calcext:value-type="float">
            <text:p>0.98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278" calcext:value-type="float">
            <text:p>21278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2.85" calcext:value-type="float">
            <text:p>2.85</text:p>
          </table:table-cell>
          <table:table-cell office:value-type="float" office:value="0.24" calcext:value-type="float">
            <text:p>0.24</text:p>
          </table:table-cell>
          <table:table-cell office:value-type="float" office:value="1.04" calcext:value-type="float">
            <text:p>1.04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6</text:p>
          </table:table-cell>
          <table:table-cell table:number-columns-repeated="8"/>
          <table:table-cell office:value-type="string" calcext:value-type="string">
            <text:p>Benchmark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71428" calcext:value-type="float">
            <text:p>171428</text:p>
          </table:table-cell>
          <table:table-cell office:value-type="float" office:value="0" calcext:value-type="float">
            <text:p>0</text:p>
          </table:table-cell>
          <table:table-cell office:value-type="float" office:value="577.3" calcext:value-type="float">
            <text:p>577.3</text:p>
          </table:table-cell>
          <table:table-cell office:value-type="float" office:value="3.48" calcext:value-type="float">
            <text:p>3.48</text:p>
          </table:table-cell>
          <table:table-cell office:value-type="float" office:value="0.23" calcext:value-type="float">
            <text:p>0.23</text:p>
          </table:table-cell>
          <table:table-cell office:value-type="float" office:value="1.12" calcext:value-type="float">
            <text:p>1.12</text:p>
          </table:table-cell>
          <table:table-cell office:value-type="float" office:value="576.5" calcext:value-type="float">
            <text:p>576.5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43136" calcext:value-type="float">
            <text:p>143136</text:p>
          </table:table-cell>
          <table:table-cell office:value-type="float" office:value="0" calcext:value-type="float">
            <text:p>0</text:p>
          </table:table-cell>
          <table:table-cell office:value-type="float" office:value="479.4" calcext:value-type="float">
            <text:p>479.4</text:p>
          </table:table-cell>
          <table:table-cell office:value-type="float" office:value="4.6" calcext:value-type="float">
            <text:p>4.6</text:p>
          </table:table-cell>
          <table:table-cell office:value-type="float" office:value="0.21" calcext:value-type="float">
            <text:p>0.21</text:p>
          </table:table-cell>
          <table:table-cell office:value-type="float" office:value="1.31" calcext:value-type="float">
            <text:p>1.3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4657" calcext:value-type="float">
            <text:p>64657</text:p>
          </table:table-cell>
          <table:table-cell office:value-type="float" office:value="0" calcext:value-type="float">
            <text:p>0</text:p>
          </table:table-cell>
          <table:table-cell office:value-type="float" office:value="217.4" calcext:value-type="float">
            <text:p>217.4</text:p>
          </table:table-cell>
          <table:table-cell office:value-type="float" office:value="1.59" calcext:value-type="float">
            <text:p>1.59</text:p>
          </table:table-cell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.98" calcext:value-type="float">
            <text:p>1.98</text:p>
          </table:table-cell>
          <table:table-cell office:value-type="float" office:value="0.14" calcext:value-type="float">
            <text:p>0.14</text:p>
          </table:table-cell>
          <table:table-cell office:value-type="float" office:value="0.88" calcext:value-type="float">
            <text:p>0.88</text:p>
          </table:table-cell>
          <table:table-cell office:value-type="float" office:value="206.6" calcext:value-type="float">
            <text:p>206.6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5061" calcext:value-type="float">
            <text:p>45061</text:p>
          </table:table-cell>
          <table:table-cell office:value-type="float" office:value="0" calcext:value-type="float">
            <text:p>0</text:p>
          </table:table-cell>
          <table:table-cell office:value-type="float" office:value="151.4" calcext:value-type="float">
            <text:p>151.4</text:p>
          </table:table-cell>
          <table:table-cell office:value-type="float" office:value="1.69" calcext:value-type="float">
            <text:p>1.69</text:p>
          </table:table-cell>
          <table:table-cell office:value-type="float" office:value="0.15" calcext:value-type="float">
            <text:p>0.15</text:p>
          </table:table-cell>
          <table:table-cell office:value-type="float" office:value="0.81" calcext:value-type="float">
            <text:p>0.81</text:p>
          </table:table-cell>
          <table:table-cell office:value-type="float" office:value="151.1" calcext:value-type="float">
            <text:p>151.1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5090" calcext:value-type="float">
            <text:p>45090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.7</text:p>
          </table:table-cell>
          <table:table-cell office:value-type="float" office:value="2.13" calcext:value-type="float">
            <text:p>2.13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28868" calcext:value-type="float">
            <text:p>28868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2.16" calcext:value-type="float">
            <text:p>2.16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9172" calcext:value-type="float">
            <text:p>29172</text:p>
          </table:table-cell>
          <table:table-cell office:value-type="float" office:value="0" calcext:value-type="float">
            <text:p>0</text:p>
          </table:table-cell>
          <table:table-cell office:value-type="float" office:value="98.3" calcext:value-type="float">
            <text:p>98.3</text:p>
          </table:table-cell>
          <table:table-cell office:value-type="float" office:value="2.07" calcext:value-type="float">
            <text:p>2.07</text:p>
          </table:table-cell>
          <table:table-cell office:value-type="float" office:value="0.14" calcext:value-type="float">
            <text:p>0.14</text:p>
          </table:table-cell>
          <table:table-cell office:value-type="float" office:value="0.89" calcext:value-type="float">
            <text:p>0.89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338" calcext:value-type="float">
            <text:p>22338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2628" calcext:value-type="float">
            <text:p>22628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2.46" calcext:value-type="float">
            <text:p>2.46</text:p>
          </table:table-cell>
          <table:table-cell office:value-type="float" office:value="0.27" calcext:value-type="float">
            <text:p>0.27</text:p>
          </table:table-cell>
          <table:table-cell office:value-type="float" office:value="0.99" calcext:value-type="float">
            <text:p>0.99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7</text:p>
          </table:table-cell>
          <table:table-cell table:number-columns-repeated="8"/>
          <table:table-cell office:value-type="string" calcext:value-type="string">
            <text:p>Benchmark 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1794" calcext:value-type="float">
            <text:p>161794</text:p>
          </table:table-cell>
          <table:table-cell office:value-type="float" office:value="0" calcext:value-type="float">
            <text:p>0</text:p>
          </table:table-cell>
          <table:table-cell office:value-type="float" office:value="544.6" calcext:value-type="float">
            <text:p>544.6</text:p>
          </table:table-cell>
          <table:table-cell office:value-type="float" office:value="3.84" calcext:value-type="float">
            <text:p>3.84</text:p>
          </table:table-cell>
          <table:table-cell office:value-type="float" office:value="0.21" calcext:value-type="float">
            <text:p>0.21</text:p>
          </table:table-cell>
          <table:table-cell office:value-type="float" office:value="1.2" calcext:value-type="float">
            <text:p>1.2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5629" calcext:value-type="float">
            <text:p>135629</text:p>
          </table:table-cell>
          <table:table-cell office:value-type="float" office:value="0" calcext:value-type="float">
            <text:p>0</text:p>
          </table:table-cell>
          <table:table-cell office:value-type="float" office:value="455.1" calcext:value-type="float">
            <text:p>455.1</text:p>
          </table:table-cell>
          <table:table-cell office:value-type="float" office:value="4.37" calcext:value-type="float">
            <text:p>4.37</text:p>
          </table:table-cell>
          <table:table-cell office:value-type="float" office:value="0.15" calcext:value-type="float">
            <text:p>0.15</text:p>
          </table:table-cell>
          <table:table-cell office:value-type="float" office:value="1.32" calcext:value-type="float">
            <text:p>1.32</text:p>
          </table:table-cell>
          <table:table-cell office:value-type="float" office:value="454.6" calcext:value-type="float">
            <text:p>454.6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1339" calcext:value-type="float">
            <text:p>61339</text:p>
          </table:table-cell>
          <table:table-cell office:value-type="float" office:value="0" calcext:value-type="float">
            <text:p>0</text:p>
          </table:table-cell>
          <table:table-cell office:value-type="float" office:value="206.6" calcext:value-type="float">
            <text:p>206.6</text:p>
          </table:table-cell>
          <table:table-cell office:value-type="float" office:value="1.76" calcext:value-type="float">
            <text:p>1.76</text:p>
          </table:table-cell>
          <table:table-cell office:value-type="float" office:value="0.13" calcext:value-type="float">
            <text:p>0.13</text:p>
          </table:table-cell>
          <table:table-cell office:value-type="float" office:value="0.88" calcext:value-type="float">
            <text:p>0.88</text:p>
          </table:table-cell>
          <table:table-cell office:value-type="float" office:value="206.4" calcext:value-type="float">
            <text:p>206.4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4267" calcext:value-type="float">
            <text:p>64267</text:p>
          </table:table-cell>
          <table:table-cell office:value-type="float" office:value="0" calcext:value-type="float">
            <text:p>0</text:p>
          </table:table-cell>
          <table:table-cell office:value-type="float" office:value="216.2" calcext:value-type="float">
            <text:p>216.2</text:p>
          </table:table-cell>
          <table:table-cell office:value-type="float" office:value="2.04" calcext:value-type="float">
            <text:p>2.04</text:p>
          </table:table-cell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2421" calcext:value-type="float">
            <text:p>42421</text:p>
          </table:table-cell>
          <table:table-cell office:value-type="float" office:value="0" calcext:value-type="float">
            <text:p>0</text:p>
          </table:table-cell>
          <table:table-cell office:value-type="float" office:value="142.8" calcext:value-type="float">
            <text:p>142.8</text:p>
          </table:table-cell>
          <table:table-cell office:value-type="float" office:value="1.73" calcext:value-type="float">
            <text:p>1.73</text:p>
          </table:table-cell>
          <table:table-cell office:value-type="float" office:value="0.13" calcext:value-type="float">
            <text:p>0.13</text:p>
          </table:table-cell>
          <table:table-cell office:value-type="float" office:value="0.86" calcext:value-type="float">
            <text:p>0.86</text:p>
          </table:table-cell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937" calcext:value-type="float">
            <text:p>44937</text:p>
          </table:table-cell>
          <table:table-cell office:value-type="float" office:value="0" calcext:value-type="float">
            <text:p>0</text:p>
          </table:table-cell>
          <table:table-cell office:value-type="float" office:value="151.4" calcext:value-type="float">
            <text:p>151.4</text:p>
          </table:table-cell>
          <table:table-cell office:value-type="float" office:value="1.92" calcext:value-type="float">
            <text:p>1.92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27886" calcext:value-type="float">
            <text:p>27886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1.94" calcext:value-type="float">
            <text:p>1.94</text:p>
          </table:table-cell>
          <table:table-cell office:value-type="float" office:value="0.15" calcext:value-type="float">
            <text:p>0.15</text:p>
          </table:table-cell>
          <table:table-cell office:value-type="float" office:value="0.89" calcext:value-type="float">
            <text:p>0.89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9832" calcext:value-type="float">
            <text:p>29832</text:p>
          </table:table-cell>
          <table:table-cell office:value-type="float" office:value="0" calcext:value-type="float">
            <text:p>0</text:p>
          </table:table-cell>
          <table:table-cell office:value-type="float" office:value="100.4" calcext:value-type="float">
            <text:p>100.4</text:p>
          </table:table-cell>
          <table:table-cell office:value-type="float" office:value="2.21" calcext:value-type="float">
            <text:p>2.21</text:p>
          </table:table-cell>
          <table:table-cell office:value-type="float" office:value="0.18" calcext:value-type="float">
            <text:p>0.18</text:p>
          </table:table-cell>
          <table:table-cell office:value-type="float" office:value="0.88" calcext:value-type="float">
            <text:p>0.88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0925" calcext:value-type="float">
            <text:p>20925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2.21" calcext:value-type="float">
            <text:p>2.21</text:p>
          </table:table-cell>
          <table:table-cell office:value-type="float" office:value="0.23" calcext:value-type="float">
            <text:p>0.23</text:p>
          </table:table-cell>
          <table:table-cell office:value-type="float" office:value="0.97" calcext:value-type="float">
            <text:p>0.97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921" calcext:value-type="float">
            <text:p>21921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2.75" calcext:value-type="float">
            <text:p>2.75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8</text:p>
          </table:table-cell>
          <table:table-cell table:number-columns-repeated="8"/>
          <table:table-cell office:value-type="string" calcext:value-type="string">
            <text:p>Benchmark 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6148" calcext:value-type="float">
            <text:p>166148</text:p>
          </table:table-cell>
          <table:table-cell office:value-type="float" office:value="0" calcext:value-type="float">
            <text:p>0</text:p>
          </table:table-cell>
          <table:table-cell office:value-type="float" office:value="559.1" calcext:value-type="float">
            <text:p>559.1</text:p>
          </table:table-cell>
          <table:table-cell office:value-type="float" office:value="3.18" calcext:value-type="float">
            <text:p>3.18</text:p>
          </table:table-cell>
          <table:table-cell office:value-type="float" office:value="0.2" calcext:value-type="float">
            <text:p>0.2</text:p>
          </table:table-cell>
          <table:table-cell office:value-type="float" office:value="1.15" calcext:value-type="float">
            <text:p>1.15</text:p>
          </table:table-cell>
          <table:table-cell office:value-type="float" office:value="558.3" calcext:value-type="float">
            <text:p>558.3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1437" calcext:value-type="float">
            <text:p>131437</text:p>
          </table:table-cell>
          <table:table-cell office:value-type="float" office:value="0" calcext:value-type="float">
            <text:p>0</text:p>
          </table:table-cell>
          <table:table-cell office:value-type="float" office:value="442.2" calcext:value-type="float">
            <text:p>442.2</text:p>
          </table:table-cell>
          <table:table-cell office:value-type="float" office:value="4.36" calcext:value-type="float">
            <text:p>4.36</text:p>
          </table:table-cell>
          <table:table-cell office:value-type="float" office:value="0.17" calcext:value-type="float">
            <text:p>0.17</text:p>
          </table:table-cell>
          <table:table-cell office:value-type="float" office:value="1.36" calcext:value-type="float">
            <text:p>1.36</text:p>
          </table:table-cell>
          <table:table-cell office:value-type="float" office:value="441.4" calcext:value-type="float">
            <text:p>441.4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9365" calcext:value-type="float">
            <text:p>69365</text:p>
          </table:table-cell>
          <table:table-cell office:value-type="float" office:value="0" calcext:value-type="float">
            <text:p>0</text:p>
          </table:table-cell>
          <table:table-cell office:value-type="float" office:value="233.7" calcext:value-type="float">
            <text:p>233.7</text:p>
          </table:table-cell>
          <table:table-cell office:value-type="float" office:value="1.61" calcext:value-type="float">
            <text:p>1.61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233.6" calcext:value-type="float">
            <text:p>233.6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55942" calcext:value-type="float">
            <text:p>55942</text:p>
          </table:table-cell>
          <table:table-cell office:value-type="float" office:value="0" calcext:value-type="float">
            <text:p>0</text:p>
          </table:table-cell>
          <table:table-cell office:value-type="float" office:value="187.8" calcext:value-type="float">
            <text:p>187.8</text:p>
          </table:table-cell>
          <table:table-cell office:value-type="float" office:value="2.22" calcext:value-type="float">
            <text:p>2.22</text:p>
          </table:table-cell>
          <table:table-cell office:value-type="float" office:value="0.16" calcext:value-type="float">
            <text:p>0.16</text:p>
          </table:table-cell>
          <table:table-cell office:value-type="float" office:value="0.96" calcext:value-type="float">
            <text:p>0.96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7502" calcext:value-type="float">
            <text:p>47502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.1</text:p>
          </table:table-cell>
          <table:table-cell office:value-type="float" office:value="1.74" calcext:value-type="float">
            <text:p>1.74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office:value-type="float" office:value="159.8" calcext:value-type="float">
            <text:p>159.8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3212" calcext:value-type="float">
            <text:p>43212</text:p>
          </table:table-cell>
          <table:table-cell office:value-type="float" office:value="0" calcext:value-type="float">
            <text:p>0</text:p>
          </table:table-cell>
          <table:table-cell office:value-type="float" office:value="145.3" calcext:value-type="float">
            <text:p>145.3</text:p>
          </table:table-cell>
          <table:table-cell office:value-type="float" office:value="2.42" calcext:value-type="float">
            <text:p>2.42</text:p>
          </table:table-cell>
          <table:table-cell office:value-type="float" office:value="0.19" calcext:value-type="float">
            <text:p>0.19</text:p>
          </table:table-cell>
          <table:table-cell office:value-type="float" office:value="0.91" calcext:value-type="float">
            <text:p>0.9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1410" calcext:value-type="float">
            <text:p>31410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office:value-type="float" office:value="0.81" calcext:value-type="float">
            <text:p>0.81</text:p>
          </table:table-cell>
          <table:table-cell office:value-type="float" office:value="105.5" calcext:value-type="float">
            <text:p>105.5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7439" calcext:value-type="float">
            <text:p>27439</text:p>
          </table:table-cell>
          <table:table-cell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2.37" calcext:value-type="float">
            <text:p>2.37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3391" calcext:value-type="float">
            <text:p>23391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2.04" calcext:value-type="float">
            <text:p>2.04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19927" calcext:value-type="float">
            <text:p>19927</text:p>
          </table:table-cell>
          <table:table-cell office:value-type="float" office:value="0" calcext:value-type="float">
            <text:p>0</text:p>
          </table:table-cell>
          <table:table-cell office:value-type="float" office:value="66.9" calcext:value-type="float">
            <text:p>66.9</text:p>
          </table:table-cell>
          <table:table-cell office:value-type="float" office:value="2.83" calcext:value-type="float">
            <text:p>2.83</text:p>
          </table:table-cell>
          <table:table-cell office:value-type="float" office:value="0.18" calcext:value-type="float">
            <text:p>0.18</text:p>
          </table:table-cell>
          <table:table-cell office:value-type="float" office:value="1.1" calcext:value-type="float">
            <text:p>1.1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9</text:p>
          </table:table-cell>
          <table:table-cell table:number-columns-repeated="8"/>
          <table:table-cell office:value-type="string" calcext:value-type="string">
            <text:p>Benchmark 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5394" calcext:value-type="float">
            <text:p>165394</text:p>
          </table:table-cell>
          <table:table-cell office:value-type="float" office:value="0" calcext:value-type="float">
            <text:p>0</text:p>
          </table:table-cell>
          <table:table-cell office:value-type="float" office:value="557.2" calcext:value-type="float">
            <text:p>557.2</text:p>
          </table:table-cell>
          <table:table-cell office:value-type="float" office:value="3.35" calcext:value-type="float">
            <text:p>3.35</text:p>
          </table:table-cell>
          <table:table-cell office:value-type="float" office:value="0.23" calcext:value-type="float">
            <text:p>0.23</text:p>
          </table:table-cell>
          <table:table-cell office:value-type="float" office:value="1.16" calcext:value-type="float">
            <text:p>1.16</text:p>
          </table:table-cell>
          <table:table-cell office:value-type="float" office:value="556.4" calcext:value-type="float">
            <text:p>556.4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7665" calcext:value-type="float">
            <text:p>137665</text:p>
          </table:table-cell>
          <table:table-cell office:value-type="float" office:value="0" calcext:value-type="float">
            <text:p>0</text:p>
          </table:table-cell>
          <table:table-cell office:value-type="float" office:value="463.1" calcext:value-type="float">
            <text:p>463.1</text:p>
          </table:table-cell>
          <table:table-cell office:value-type="float" office:value="4.03" calcext:value-type="float">
            <text:p>4.03</text:p>
          </table:table-cell>
          <table:table-cell office:value-type="float" office:value="0.21" calcext:value-type="float">
            <text:p>0.21</text:p>
          </table:table-cell>
          <table:table-cell office:value-type="float" office:value="1.3" calcext:value-type="float">
            <text:p>1.3</text:p>
          </table:table-cell>
          <table:table-cell office:value-type="float" office:value="462.7" calcext:value-type="float">
            <text:p>462.7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6583" calcext:value-type="float">
            <text:p>66583</text:p>
          </table:table-cell>
          <table:table-cell office:value-type="float" office:value="0" calcext:value-type="float">
            <text:p>0</text:p>
          </table:table-cell>
          <table:table-cell office:value-type="float" office:value="223.7" calcext:value-type="float">
            <text:p>223.7</text:p>
          </table:table-cell>
          <table:table-cell office:value-type="float" office:value="2.24" calcext:value-type="float">
            <text:p>2.24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  <table:table-cell office:value-type="float" office:value="223.4" calcext:value-type="float">
            <text:p>223.4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59560" calcext:value-type="float">
            <text:p>59560</text:p>
          </table:table-cell>
          <table:table-cell office:value-type="float" office:value="0" calcext:value-type="float">
            <text:p>0</text:p>
          </table:table-cell>
          <table:table-cell office:value-type="float" office:value="200.3" calcext:value-type="float">
            <text:p>200.3</text:p>
          </table:table-cell>
          <table:table-cell office:value-type="float" office:value="1.98" calcext:value-type="float">
            <text:p>1.98</text:p>
          </table:table-cell>
          <table:table-cell office:value-type="float" office:value="0.13" calcext:value-type="float">
            <text:p>0.13</text:p>
          </table:table-cell>
          <table:table-cell office:value-type="float" office:value="0.9" calcext:value-type="float">
            <text:p>0.9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6886" calcext:value-type="float">
            <text:p>46886</text:p>
          </table:table-cell>
          <table:table-cell office:value-type="float" office:value="0" calcext:value-type="float">
            <text:p>0</text:p>
          </table:table-cell>
          <table:table-cell office:value-type="float" office:value="157.8" calcext:value-type="float">
            <text:p>157.8</text:p>
          </table:table-cell>
          <table:table-cell office:value-type="float" office:value="1.71" calcext:value-type="float">
            <text:p>1.71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office:value-type="float" office:value="157.5" calcext:value-type="float">
            <text:p>157.5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610" calcext:value-type="float">
            <text:p>44610</text:p>
          </table:table-cell>
          <table:table-cell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1.87" calcext:value-type="float">
            <text:p>1.87</text:p>
          </table:table-cell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29137" calcext:value-type="float">
            <text:p>2913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.8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508" calcext:value-type="float">
            <text:p>28508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17" calcext:value-type="float">
            <text:p>2.17</text:p>
          </table:table-cell>
          <table:table-cell office:value-type="float" office:value="0.16" calcext:value-type="float">
            <text:p>0.16</text:p>
          </table:table-cell>
          <table:table-cell office:value-type="float" office:value="0.92" calcext:value-type="float">
            <text:p>0.92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624" calcext:value-type="float">
            <text:p>226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720" calcext:value-type="float">
            <text:p>217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.53" calcext:value-type="float">
            <text:p>2.53</text:p>
          </table:table-cell>
          <table:table-cell office:value-type="float" office:value="0.22" calcext:value-type="float">
            <text:p>0.22</text:p>
          </table:table-cell>
          <table:table-cell office:value-type="float" office:value="0.97" calcext:value-type="float">
            <text:p>0.97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0</text:p>
          </table:table-cell>
          <table:table-cell table:number-columns-repeated="8"/>
          <table:table-cell office:value-type="string" calcext:value-type="string">
            <text:p>Benchmark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5227" calcext:value-type="float">
            <text:p>165227</text:p>
          </table:table-cell>
          <table:table-cell office:value-type="float" office:value="0" calcext:value-type="float">
            <text:p>0</text:p>
          </table:table-cell>
          <table:table-cell office:value-type="float" office:value="556.3" calcext:value-type="float">
            <text:p>556.3</text:p>
          </table:table-cell>
          <table:table-cell office:value-type="float" office:value="3.53" calcext:value-type="float">
            <text:p>3.53</text:p>
          </table:table-cell>
          <table:table-cell office:value-type="float" office:value="0.14" calcext:value-type="float">
            <text:p>0.14</text:p>
          </table:table-cell>
          <table:table-cell office:value-type="float" office:value="1.15" calcext:value-type="float">
            <text:p>1.15</text:p>
          </table:table-cell>
          <table:table-cell office:value-type="float" office:value="555.2" calcext:value-type="float">
            <text:p>555.2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42787" calcext:value-type="float">
            <text:p>142787</text:p>
          </table:table-cell>
          <table:table-cell office:value-type="float" office:value="0" calcext:value-type="float">
            <text:p>0</text:p>
          </table:table-cell>
          <table:table-cell office:value-type="float" office:value="479.5" calcext:value-type="float">
            <text:p>479.5</text:p>
          </table:table-cell>
          <table:table-cell office:value-type="float" office:value="3.65" calcext:value-type="float">
            <text:p>3.65</text:p>
          </table:table-cell>
          <table:table-cell office:value-type="float" office:value="0.14" calcext:value-type="float">
            <text:p>0.14</text:p>
          </table:table-cell>
          <table:table-cell office:value-type="float" office:value="1.28" calcext:value-type="float">
            <text:p>1.28</text:p>
          </table:table-cell>
          <table:table-cell office:value-type="float" office:value="478.7" calcext:value-type="float">
            <text:p>478.7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6856" calcext:value-type="float">
            <text:p>66856</text:p>
          </table:table-cell>
          <table:table-cell office:value-type="float" office:value="0" calcext:value-type="float">
            <text:p>0</text:p>
          </table:table-cell>
          <table:table-cell office:value-type="float" office:value="224.6" calcext:value-type="float">
            <text:p>224.6</text:p>
          </table:table-cell>
          <table:table-cell office:value-type="float" office:value="1.85" calcext:value-type="float">
            <text:p>1.85</text:p>
          </table:table-cell>
          <table:table-cell office:value-type="float" office:value="0.13" calcext:value-type="float">
            <text:p>0.13</text:p>
          </table:table-cell>
          <table:table-cell office:value-type="float" office:value="0.82" calcext:value-type="float">
            <text:p>0.82</text:p>
          </table:table-cell>
          <table:table-cell office:value-type="float" office:value="224.2" calcext:value-type="float">
            <text:p>224.2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2651" calcext:value-type="float">
            <text:p>62651</text:p>
          </table:table-cell>
          <table:table-cell office:value-type="float" office:value="0" calcext:value-type="float">
            <text:p>0</text:p>
          </table:table-cell>
          <table:table-cell office:value-type="float" office:value="211.1" calcext:value-type="float">
            <text:p>211.1</text:p>
          </table:table-cell>
          <table:table-cell office:value-type="float" office:value="1.99" calcext:value-type="float">
            <text:p>1.99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210.7" calcext:value-type="float">
            <text:p>210.7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5724" calcext:value-type="float">
            <text:p>45724</text:p>
          </table:table-cell>
          <table:table-cell office:value-type="float" office:value="0" calcext:value-type="float">
            <text:p>0</text:p>
          </table:table-cell>
          <table:table-cell office:value-type="float" office:value="153.6" calcext:value-type="float">
            <text:p>153.6</text:p>
          </table:table-cell>
          <table:table-cell office:value-type="float" office:value="1.56" calcext:value-type="float">
            <text:p>1.56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153.6" calcext:value-type="float">
            <text:p>153.6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3104" calcext:value-type="float">
            <text:p>4310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.18" calcext:value-type="float">
            <text:p>2.18</text:p>
          </table:table-cell>
          <table:table-cell office:value-type="float" office:value="0.17" calcext:value-type="float">
            <text:p>0.17</text:p>
          </table:table-cell>
          <table:table-cell office:value-type="float" office:value="0.86" calcext:value-type="float">
            <text:p>0.86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028" calcext:value-type="float">
            <text:p>30028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1.76" calcext:value-type="float">
            <text:p>1.76</text:p>
          </table:table-cell>
          <table:table-cell office:value-type="float" office:value="0.16" calcext:value-type="float">
            <text:p>0.16</text:p>
          </table:table-cell>
          <table:table-cell office:value-type="float" office:value="0.81" calcext:value-type="float">
            <text:p>0.8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7513" calcext:value-type="float">
            <text:p>27513</text:p>
          </table:table-cell>
          <table:table-cell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  <table:table-cell office:value-type="float" office:value="1.94" calcext:value-type="float">
            <text:p>1.94</text:p>
          </table:table-cell>
          <table:table-cell office:value-type="float" office:value="0.16" calcext:value-type="float">
            <text:p>0.16</text:p>
          </table:table-cell>
          <table:table-cell office:value-type="float" office:value="0.95" calcext:value-type="float">
            <text:p>0.95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1831" calcext:value-type="float">
            <text:p>21831</text:p>
          </table:table-cell>
          <table:table-cell office:value-type="float" office:value="0" calcext:value-type="float">
            <text:p>0</text:p>
          </table:table-cell>
          <table:table-cell office:value-type="float" office:value="73.4" calcext:value-type="float">
            <text:p>73.4</text:p>
          </table:table-cell>
          <table:table-cell office:value-type="float" office:value="1.99" calcext:value-type="float">
            <text:p>1.99</text:p>
          </table:table-cell>
          <table:table-cell office:value-type="float" office:value="0.22" calcext:value-type="float">
            <text:p>0.22</text:p>
          </table:table-cell>
          <table:table-cell office:value-type="float" office:value="0.92" calcext:value-type="float">
            <text:p>0.92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233" calcext:value-type="float">
            <text:p>21233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2.92" calcext:value-type="float">
            <text:p>2.92</text:p>
          </table:table-cell>
          <table:table-cell office:value-type="float" office:value="0.27" calcext:value-type="float">
            <text:p>0.27</text:p>
          </table:table-cell>
          <table:table-cell office:value-type="float" office:value="1.02" calcext:value-type="float">
            <text:p>1.02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1</text:p>
          </table:table-cell>
          <table:table-cell table:number-columns-repeated="8"/>
          <table:table-cell office:value-type="string" calcext:value-type="string">
            <text:p>Benchmark 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62381" calcext:value-type="float">
            <text:p>162381</text:p>
          </table:table-cell>
          <table:table-cell office:value-type="float" office:value="0" calcext:value-type="float">
            <text:p>0</text:p>
          </table:table-cell>
          <table:table-cell office:value-type="float" office:value="546.6" calcext:value-type="float">
            <text:p>546.6</text:p>
          </table:table-cell>
          <table:table-cell office:value-type="float" office:value="3.32" calcext:value-type="float">
            <text:p>3.32</text:p>
          </table:table-cell>
          <table:table-cell office:value-type="float" office:value="0.17" calcext:value-type="float">
            <text:p>0.17</text:p>
          </table:table-cell>
          <table:table-cell office:value-type="float" office:value="1.16" calcext:value-type="float">
            <text:p>1.16</text:p>
          </table:table-cell>
          <table:table-cell office:value-type="float" office:value="545.6" calcext:value-type="float">
            <text:p>545.6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37711" calcext:value-type="float">
            <text:p>137711</text:p>
          </table:table-cell>
          <table:table-cell office:value-type="float" office:value="0" calcext:value-type="float">
            <text:p>0</text:p>
          </table:table-cell>
          <table:table-cell office:value-type="float" office:value="462.4" calcext:value-type="float">
            <text:p>462.4</text:p>
          </table:table-cell>
          <table:table-cell office:value-type="float" office:value="4.63" calcext:value-type="float">
            <text:p>4.63</text:p>
          </table:table-cell>
          <table:table-cell office:value-type="float" office:value="0.17" calcext:value-type="float">
            <text:p>0.17</text:p>
          </table:table-cell>
          <table:table-cell office:value-type="float" office:value="1.32" calcext:value-type="float">
            <text:p>1.32</text:p>
          </table:table-cell>
          <table:table-cell office:value-type="float" office:value="461.4" calcext:value-type="float">
            <text:p>461.4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7569" calcext:value-type="float">
            <text:p>67569</text:p>
          </table:table-cell>
          <table:table-cell office:value-type="float" office:value="0" calcext:value-type="float">
            <text:p>0</text:p>
          </table:table-cell>
          <table:table-cell office:value-type="float" office:value="227.7" calcext:value-type="float">
            <text:p>227.7</text:p>
          </table:table-cell>
          <table:table-cell office:value-type="float" office:value="1.83" calcext:value-type="float">
            <text:p>1.83</text:p>
          </table:table-cell>
          <table:table-cell office:value-type="float" office:value="0.14" calcext:value-type="float">
            <text:p>0.14</text:p>
          </table:table-cell>
          <table:table-cell office:value-type="float" office:value="0.81" calcext:value-type="float">
            <text:p>0.81</text:p>
          </table:table-cell>
          <table:table-cell office:value-type="float" office:value="227.2" calcext:value-type="float">
            <text:p>227.2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1018" calcext:value-type="float">
            <text:p>61018</text:p>
          </table:table-cell>
          <table:table-cell office:value-type="float" office:value="0" calcext:value-type="float">
            <text:p>0</text:p>
          </table:table-cell>
          <table:table-cell office:value-type="float" office:value="205.5" calcext:value-type="float">
            <text:p>205.5</text:p>
          </table:table-cell>
          <table:table-cell office:value-type="float" office:value="2.08" calcext:value-type="float">
            <text:p>2.08</text:p>
          </table:table-cell>
          <table:table-cell office:value-type="float" office:value="0.13" calcext:value-type="float">
            <text:p>0.13</text:p>
          </table:table-cell>
          <table:table-cell office:value-type="float" office:value="0.92" calcext:value-type="float">
            <text:p>0.92</text:p>
          </table:table-cell>
          <table:table-cell office:value-type="float" office:value="205.1" calcext:value-type="float">
            <text:p>205.1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7786" calcext:value-type="float">
            <text:p>47786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.8</text:p>
          </table:table-cell>
          <table:table-cell office:value-type="float" office:value="1.74" calcext:value-type="float">
            <text:p>1.74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160.5" calcext:value-type="float">
            <text:p>160.5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1770" calcext:value-type="float">
            <text:p>41770</text:p>
          </table:table-cell>
          <table:table-cell office:value-type="float" office:value="0" calcext:value-type="float">
            <text:p>0</text:p>
          </table:table-cell>
          <table:table-cell office:value-type="float" office:value="140.7" calcext:value-type="float">
            <text:p>140.7</text:p>
          </table:table-cell>
          <table:table-cell office:value-type="float" office:value="2.02" calcext:value-type="float">
            <text:p>2.02</text:p>
          </table:table-cell>
          <table:table-cell office:value-type="float" office:value="0.17" calcext:value-type="float">
            <text:p>0.17</text:p>
          </table:table-cell>
          <table:table-cell office:value-type="float" office:value="0.9" calcext:value-type="float">
            <text:p>0.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857" calcext:value-type="float">
            <text:p>30857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.85" calcext:value-type="float">
            <text:p>1.85</text:p>
          </table:table-cell>
          <table:table-cell office:value-type="float" office:value="0.2" calcext:value-type="float">
            <text:p>0.2</text:p>
          </table:table-cell>
          <table:table-cell office:value-type="float" office:value="0.82" calcext:value-type="float">
            <text:p>0.82</text:p>
          </table:table-cell>
          <table:table-cell office:value-type="float" office:value="103.6" calcext:value-type="float">
            <text:p>103.6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493" calcext:value-type="float">
            <text:p>28493</text:p>
          </table:table-cell>
          <table:table-cell office:value-type="float" office:value="0" calcext:value-type="float">
            <text:p>0</text:p>
          </table:table-cell>
          <table:table-cell office:value-type="float" office:value="95.8" calcext:value-type="float">
            <text:p>95.8</text:p>
          </table:table-cell>
          <table:table-cell office:value-type="float" office:value="2.53" calcext:value-type="float">
            <text:p>2.53</text:p>
          </table:table-cell>
          <table:table-cell office:value-type="float" office:value="0.18" calcext:value-type="float">
            <text:p>0.18</text:p>
          </table:table-cell>
          <table:table-cell office:value-type="float" office:value="0.9" calcext:value-type="float">
            <text:p>0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455" calcext:value-type="float">
            <text:p>22455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.4</text:p>
          </table:table-cell>
          <table:table-cell office:value-type="float" office:value="2.14" calcext:value-type="float">
            <text:p>2.14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75.3" calcext:value-type="float">
            <text:p>75.3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office:value-type="float" office:value="2.44" calcext:value-type="float">
            <text:p>2.44</text:p>
          </table:table-cell>
          <table:table-cell office:value-type="float" office:value="0.25" calcext:value-type="float">
            <text:p>0.25</text:p>
          </table:table-cell>
          <table:table-cell office:value-type="float" office:value="1.04" calcext:value-type="float">
            <text:p>1.04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2</text:p>
          </table:table-cell>
          <table:table-cell table:number-columns-repeated="8"/>
          <table:table-cell office:value-type="string" calcext:value-type="string">
            <text:p>Benchmark 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58548" calcext:value-type="float">
            <text:p>158548</text:p>
          </table:table-cell>
          <table:table-cell office:value-type="float" office:value="0" calcext:value-type="float">
            <text:p>0</text:p>
          </table:table-cell>
          <table:table-cell office:value-type="float" office:value="533.9" calcext:value-type="float">
            <text:p>533.9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1.19" calcext:value-type="float">
            <text:p>1.19</text:p>
          </table:table-cell>
          <table:table-cell office:value-type="float" office:value="533.2" calcext:value-type="float">
            <text:p>533.2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43556" calcext:value-type="float">
            <text:p>143556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.44" calcext:value-type="float">
            <text:p>4.44</text:p>
          </table:table-cell>
          <table:table-cell office:value-type="float" office:value="0.2" calcext:value-type="float">
            <text:p>0.2</text:p>
          </table:table-cell>
          <table:table-cell office:value-type="float" office:value="1.26" calcext:value-type="float">
            <text:p>1.26</text:p>
          </table:table-cell>
          <table:table-cell office:value-type="float" office:value="481.7" calcext:value-type="float">
            <text:p>481.7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5454" calcext:value-type="float">
            <text:p>65454</text:p>
          </table:table-cell>
          <table:table-cell office:value-type="float" office:value="0" calcext:value-type="float">
            <text:p>0</text:p>
          </table:table-cell>
          <table:table-cell office:value-type="float" office:value="220.3" calcext:value-type="float">
            <text:p>220.3</text:p>
          </table:table-cell>
          <table:table-cell office:value-type="float" office:value="1.96" calcext:value-type="float">
            <text:p>1.96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1414" calcext:value-type="float">
            <text:p>61414</text:p>
          </table:table-cell>
          <table:table-cell office:value-type="float" office:value="0" calcext:value-type="float">
            <text:p>0</text:p>
          </table:table-cell>
          <table:table-cell office:value-type="float" office:value="206.6" calcext:value-type="float">
            <text:p>206.6</text:p>
          </table:table-cell>
          <table:table-cell office:value-type="float" office:value="1.9" calcext:value-type="float">
            <text:p>1.9</text:p>
          </table:table-cell>
          <table:table-cell office:value-type="float" office:value="0.14" calcext:value-type="float">
            <text:p>0.14</text:p>
          </table:table-cell>
          <table:table-cell office:value-type="float" office:value="0.87" calcext:value-type="float">
            <text:p>0.87</text:p>
          </table:table-cell>
          <table:table-cell office:value-type="float" office:value="206.1" calcext:value-type="float">
            <text:p>206.1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6305" calcext:value-type="float">
            <text:p>4630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.85" calcext:value-type="float">
            <text:p>1.85</text:p>
          </table:table-cell>
          <table:table-cell office:value-type="float" office:value="0.2" calcext:value-type="float">
            <text:p>0.2</text:p>
          </table:table-cell>
          <table:table-cell office:value-type="float" office:value="0.82" calcext:value-type="float">
            <text:p>0.82</text:p>
          </table:table-cell>
          <table:table-cell office:value-type="float" office:value="155.7" calcext:value-type="float">
            <text:p>155.7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4868" calcext:value-type="float">
            <text:p>44868</text:p>
          </table:table-cell>
          <table:table-cell office:value-type="float" office:value="0" calcext:value-type="float">
            <text:p>0</text:p>
          </table:table-cell>
          <table:table-cell office:value-type="float" office:value="150.9" calcext:value-type="float">
            <text:p>150.9</text:p>
          </table:table-cell>
          <table:table-cell office:value-type="float" office:value="1.81" calcext:value-type="float">
            <text:p>1.81</text:p>
          </table:table-cell>
          <table:table-cell office:value-type="float" office:value="0.2" calcext:value-type="float">
            <text:p>0.2</text:p>
          </table:table-cell>
          <table:table-cell office:value-type="float" office:value="0.83" calcext:value-type="float">
            <text:p>0.83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774" calcext:value-type="float">
            <text:p>30774</text:p>
          </table:table-cell>
          <table:table-cell office:value-type="float" office:value="0" calcext:value-type="float">
            <text:p>0</text:p>
          </table:table-cell>
          <table:table-cell office:value-type="float" office:value="103.5" calcext:value-type="float">
            <text:p>103.5</text:p>
          </table:table-cell>
          <table:table-cell office:value-type="float" office:value="2.02" calcext:value-type="float">
            <text:p>2.02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103.3" calcext:value-type="float">
            <text:p>103.3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9676" calcext:value-type="float">
            <text:p>29676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1.93" calcext:value-type="float">
            <text:p>1.93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061" calcext:value-type="float">
            <text:p>22061</text:p>
          </table:table-cell>
          <table:table-cell office:value-type="float" office:value="0" calcext:value-type="float">
            <text:p>0</text:p>
          </table:table-cell>
          <table:table-cell office:value-type="float" office:value="74.1" calcext:value-type="float">
            <text:p>74.1</text:p>
          </table:table-cell>
          <table:table-cell office:value-type="float" office:value="2.07" calcext:value-type="float">
            <text:p>2.07</text:p>
          </table:table-cell>
          <table:table-cell office:value-type="float" office:value="0.26" calcext:value-type="float">
            <text:p>0.26</text:p>
          </table:table-cell>
          <table:table-cell office:value-type="float" office:value="0.96" calcext:value-type="float">
            <text:p>0.96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1380" calcext:value-type="float">
            <text:p>21380</text:p>
          </table:table-cell>
          <table:table-cell office:value-type="float" office:value="0" calcext:value-type="float">
            <text:p>0</text:p>
          </table:table-cell>
          <table:table-cell office:value-type="float" office:value="71.8" calcext:value-type="float">
            <text:p>71.8</text:p>
          </table:table-cell>
          <table:table-cell office:value-type="float" office:value="2.6" calcext:value-type="float">
            <text:p>2.6</text:p>
          </table:table-cell>
          <table:table-cell office:value-type="float" office:value="0.34" calcext:value-type="float">
            <text:p>0.34</text:p>
          </table:table-cell>
          <table:table-cell office:value-type="float" office:value="1.02" calcext:value-type="float">
            <text:p>1.02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3</text:p>
          </table:table-cell>
          <table:table-cell table:number-columns-repeated="8"/>
          <table:table-cell office:value-type="string" calcext:value-type="string">
            <text:p>Benchmark 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53128" calcext:value-type="float">
            <text:p>153128</text:p>
          </table:table-cell>
          <table:table-cell office:value-type="float" office:value="0" calcext:value-type="float">
            <text:p>0</text:p>
          </table:table-cell>
          <table:table-cell office:value-type="float" office:value="515.2" calcext:value-type="float">
            <text:p>515.2</text:p>
          </table:table-cell>
          <table:table-cell office:value-type="float" office:value="3.44" calcext:value-type="float">
            <text:p>3.44</text:p>
          </table:table-cell>
          <table:table-cell office:value-type="float" office:value="0.15" calcext:value-type="float">
            <text:p>0.15</text:p>
          </table:table-cell>
          <table:table-cell office:value-type="float" office:value="1.23" calcext:value-type="float">
            <text:p>1.23</text:p>
          </table:table-cell>
          <table:table-cell office:value-type="float" office:value="514.9" calcext:value-type="float">
            <text:p>514.9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46590" calcext:value-type="float">
            <text:p>146590</text:p>
          </table:table-cell>
          <table:table-cell office:value-type="float" office:value="0" calcext:value-type="float">
            <text:p>0</text:p>
          </table:table-cell>
          <table:table-cell office:value-type="float" office:value="491.8" calcext:value-type="float">
            <text:p>491.8</text:p>
          </table:table-cell>
          <table:table-cell office:value-type="float" office:value="4.59" calcext:value-type="float">
            <text:p>4.59</text:p>
          </table:table-cell>
          <table:table-cell office:value-type="float" office:value="0.14" calcext:value-type="float">
            <text:p>0.14</text:p>
          </table:table-cell>
          <table:table-cell office:value-type="float" office:value="1.27" calcext:value-type="float">
            <text:p>1.27</text:p>
          </table:table-cell>
          <table:table-cell office:value-type="float" office:value="490.9" calcext:value-type="float">
            <text:p>490.9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66456" calcext:value-type="float">
            <text:p>66456</text:p>
          </table:table-cell>
          <table:table-cell office:value-type="float" office:value="0" calcext:value-type="float">
            <text:p>0</text:p>
          </table:table-cell>
          <table:table-cell office:value-type="float" office:value="223.4" calcext:value-type="float">
            <text:p>223.4</text:p>
          </table:table-cell>
          <table:table-cell office:value-type="float" office:value="1.69" calcext:value-type="float">
            <text:p>1.69</text:p>
          </table:table-cell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office:value-type="float" office:value="222.9" calcext:value-type="float">
            <text:p>222.9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64073" calcext:value-type="float">
            <text:p>64073</text:p>
          </table:table-cell>
          <table:table-cell office:value-type="float" office:value="0" calcext:value-type="float">
            <text:p>0</text:p>
          </table:table-cell>
          <table:table-cell office:value-type="float" office:value="215.4" calcext:value-type="float">
            <text:p>215.4</text:p>
          </table:table-cell>
          <table:table-cell office:value-type="float" office:value="1.83" calcext:value-type="float">
            <text:p>1.83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6107" calcext:value-type="float">
            <text:p>46107</text:p>
          </table:table-cell>
          <table:table-cell office:value-type="float" office:value="0" calcext:value-type="float">
            <text:p>0</text:p>
          </table:table-cell>
          <table:table-cell office:value-type="float" office:value="155.4" calcext:value-type="float">
            <text:p>155.4</text:p>
          </table:table-cell>
          <table:table-cell office:value-type="float" office:value="1.89" calcext:value-type="float">
            <text:p>1.89</text:p>
          </table:table-cell>
          <table:table-cell office:value-type="float" office:value="0.18" calcext:value-type="float">
            <text:p>0.18</text:p>
          </table:table-cell>
          <table:table-cell office:value-type="float" office:value="0.81" calcext:value-type="float">
            <text:p>0.81</text:p>
          </table:table-cell>
          <table:table-cell office:value-type="float" office:value="155.2" calcext:value-type="float">
            <text:p>155.2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5268" calcext:value-type="float">
            <text:p>45268</text:p>
          </table:table-cell>
          <table:table-cell office:value-type="float" office:value="0" calcext:value-type="float">
            <text:p>0</text:p>
          </table:table-cell>
          <table:table-cell office:value-type="float" office:value="152.5" calcext:value-type="float">
            <text:p>152.5</text:p>
          </table:table-cell>
          <table:table-cell office:value-type="float" office:value="1.67" calcext:value-type="float">
            <text:p>1.6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0053" calcext:value-type="float">
            <text:p>30053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2.03" calcext:value-type="float">
            <text:p>2.03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8845" calcext:value-type="float">
            <text:p>28845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2.33" calcext:value-type="float">
            <text:p>2.33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2753" calcext:value-type="float">
            <text:p>22753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2.31" calcext:value-type="float">
            <text:p>2.31</text:p>
          </table:table-cell>
          <table:table-cell office:value-type="float" office:value="0.23" calcext:value-type="float">
            <text:p>0.23</text:p>
          </table:table-cell>
          <table:table-cell office:value-type="float" office:value="0.93" calcext:value-type="float">
            <text:p>0.93</text:p>
          </table:table-cell>
          <table:table-cell office:value-type="float" office:value="76.3" calcext:value-type="float">
            <text:p>76.3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2595" calcext:value-type="float">
            <text:p>22595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2.49" calcext:value-type="float">
            <text:p>2.49</text:p>
          </table:table-cell>
          <table:table-cell office:value-type="float" office:value="0.23" calcext:value-type="float">
            <text:p>0.23</text:p>
          </table:table-cell>
          <table:table-cell office:value-type="float" office:value="0.99" calcext:value-type="float">
            <text:p>0.99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4</text:p>
          </table:table-cell>
          <table:table-cell table:number-columns-repeated="8"/>
          <table:table-cell office:value-type="string" calcext:value-type="string">
            <text:p>Benchmark 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400</text:p>
          </table:table-cell>
          <table:table-cell office:value-type="float" office:value="172833" calcext:value-type="float">
            <text:p>172833</text:p>
          </table:table-cell>
          <table:table-cell office:value-type="float" office:value="0" calcext:value-type="float">
            <text:p>0</text:p>
          </table:table-cell>
          <table:table-cell office:value-type="float" office:value="581.8" calcext:value-type="float">
            <text:p>581.8</text:p>
          </table:table-cell>
          <table:table-cell office:value-type="float" office:value="3.42" calcext:value-type="float">
            <text:p>3.42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580.7" calcext:value-type="float">
            <text:p>580.7</text:p>
          </table:table-cell>
          <table:table-cell/>
          <table:table-cell office:value-type="string" calcext:value-type="string">
            <text:p>create-asset-400</text:p>
          </table:table-cell>
          <table:table-cell office:value-type="float" office:value="126445" calcext:value-type="float">
            <text:p>126445</text:p>
          </table:table-cell>
          <table:table-cell office:value-type="float" office:value="0" calcext:value-type="float">
            <text:p>0</text:p>
          </table:table-cell>
          <table:table-cell office:value-type="float" office:value="425.1" calcext:value-type="float">
            <text:p>425.1</text:p>
          </table:table-cell>
          <table:table-cell office:value-type="float" office:value="4.36" calcext:value-type="float">
            <text:p>4.36</text:p>
          </table:table-cell>
          <table:table-cell office:value-type="float" office:value="0.13" calcext:value-type="float">
            <text:p>0.13</text:p>
          </table:table-cell>
          <table:table-cell office:value-type="float" office:value="1.43" calcext:value-type="float">
            <text:p>1.43</text:p>
          </table:table-cell>
          <table:table-cell office:value-type="float" office:value="424.3" calcext:value-type="float">
            <text:p>424.3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office:value-type="float" office:value="70782" calcext:value-type="float">
            <text:p>70782</text:p>
          </table:table-cell>
          <table:table-cell office:value-type="float" office:value="0" calcext:value-type="float">
            <text:p>0</text:p>
          </table:table-cell>
          <table:table-cell office:value-type="float" office:value="238.6" calcext:value-type="float">
            <text:p>238.6</text:p>
          </table:table-cell>
          <table:table-cell office:value-type="float" office:value="1.62" calcext:value-type="float">
            <text:p>1.62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238.2" calcext:value-type="float">
            <text:p>238.2</text:p>
          </table:table-cell>
          <table:table-cell/>
          <table:table-cell office:value-type="string" calcext:value-type="string">
            <text:p>create-asset-2000</text:p>
          </table:table-cell>
          <table:table-cell office:value-type="float" office:value="59379" calcext:value-type="float">
            <text:p>5937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.21" calcext:value-type="float">
            <text:p>2.21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office:value-type="float" office:value="47654" calcext:value-type="float">
            <text:p>47654</text:p>
          </table:table-cell>
          <table:table-cell office:value-type="float" office:value="0" calcext:value-type="float">
            <text:p>0</text:p>
          </table:table-cell>
          <table:table-cell office:value-type="float" office:value="160.6" calcext:value-type="float">
            <text:p>160.6</text:p>
          </table:table-cell>
          <table:table-cell office:value-type="float" office:value="1.84" calcext:value-type="float">
            <text:p>1.84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160.4" calcext:value-type="float">
            <text:p>160.4</text:p>
          </table:table-cell>
          <table:table-cell/>
          <table:table-cell office:value-type="string" calcext:value-type="string">
            <text:p>create-asset-4000</text:p>
          </table:table-cell>
          <table:table-cell office:value-type="float" office:value="43445" calcext:value-type="float">
            <text:p>4344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.81" calcext:value-type="float">
            <text:p>1.81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office:value-type="float" office:value="31529" calcext:value-type="float">
            <text:p>31529</text:p>
          </table:table-cell>
          <table:table-cell office:value-type="float" office:value="0" calcext:value-type="float">
            <text:p>0</text:p>
          </table:table-cell>
          <table:table-cell office:value-type="float" office:value="106.2" calcext:value-type="float">
            <text:p>106.2</text:p>
          </table:table-cell>
          <table:table-cell office:value-type="float" office:value="1.83" calcext:value-type="float">
            <text:p>1.83</text:p>
          </table:table-cell>
          <table:table-cell office:value-type="float" office:value="0.17" calcext:value-type="float">
            <text:p>0.17</text:p>
          </table:table-cell>
          <table:table-cell office:value-type="float" office:value="0.79" calcext:value-type="float">
            <text:p>0.79</text:p>
          </table:table-cell>
          <table:table-cell office:value-type="float" office:value="106.2" calcext:value-type="float">
            <text:p>106.2</text:p>
          </table:table-cell>
          <table:table-cell/>
          <table:table-cell office:value-type="string" calcext:value-type="string">
            <text:p>create-asset-8000</text:p>
          </table:table-cell>
          <table:table-cell office:value-type="float" office:value="27888" calcext:value-type="float">
            <text:p>27888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2.22" calcext:value-type="float">
            <text:p>2.22</text:p>
          </table:table-cell>
          <table:table-cell office:value-type="float" office:value="0.18" calcext:value-type="float">
            <text:p>0.18</text:p>
          </table:table-cell>
          <table:table-cell office:value-type="float" office:value="0.93" calcext:value-type="float">
            <text:p>0.93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office:value-type="float" office:value="23254" calcext:value-type="float">
            <text:p>23254</text:p>
          </table:table-cell>
          <table:table-cell office:value-type="float" office:value="0" calcext:value-type="float">
            <text:p>0</text:p>
          </table:table-cell>
          <table:table-cell office:value-type="float" office:value="78.3" calcext:value-type="float">
            <text:p>78.3</text:p>
          </table:table-cell>
          <table:table-cell office:value-type="float" office:value="2.16" calcext:value-type="float">
            <text:p>2.16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create-asset-16000</text:p>
          </table:table-cell>
          <table:table-cell office:value-type="float" office:value="20459" calcext:value-type="float">
            <text:p>20459</text:p>
          </table:table-cell>
          <table:table-cell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float" office:value="3.32" calcext:value-type="float">
            <text:p>3.32</text:p>
          </table:table-cell>
          <table:table-cell office:value-type="float" office:value="0.31" calcext:value-type="float">
            <text:p>0.31</text:p>
          </table:table-cell>
          <table:table-cell office:value-type="float" office:value="1.09" calcext:value-type="float">
            <text:p>1.09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Average</text:p>
          </table:table-cell>
          <table:covered-table-cell table:number-columns-repeated="6"/>
          <table:table-cell table:number-columns-repeated="2"/>
          <table:table-cell table:style-name="ce2" office:value-type="string" calcext:value-type="string" table:number-columns-spanned="7" table:number-rows-spanned="1">
            <text:p>Average</text:p>
          </table:table-cell>
          <table:covered-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table:formula="of:=1/15*SUM([.B4];[.B11];[.B18];[.B25];[.B32];[.B39];[.B46];[.B53];[.B60];[.B67];[.B81];[.B88];[.B95];[.B102])" office:value-type="float" office:value="151539.6" calcext:value-type="float">
            <text:p>151540</text:p>
          </table:table-cell>
          <table:table-cell table:style-name="ce3" table:formula="of:=1/15*SUM([.C4];[.C11];[.C18];[.C25];[.C32];[.C39];[.C46];[.C53];[.C60];[.C67];[.C81];[.C88];[.C95];[.C102])" office:value-type="float" office:value="0" calcext:value-type="float">
            <text:p>0</text:p>
          </table:table-cell>
          <table:table-cell table:style-name="ce4" table:formula="of:=1/15*SUM([.D4];[.D11];[.D18];[.D25];[.D32];[.D39];[.D46];[.D53];[.D60];[.D67];[.D81];[.D88];[.D95];[.D102])" office:value-type="float" office:value="510.073333333333" calcext:value-type="float">
            <text:p>510.07</text:p>
          </table:table-cell>
          <table:table-cell table:style-name="ce4" table:formula="of:=1/15*SUM([.E4];[.E11];[.E18];[.E25];[.E32];[.E39];[.E46];[.E53];[.E60];[.E67];[.E81];[.E88];[.E95];[.E102])" office:value-type="float" office:value="3.19733333333333" calcext:value-type="float">
            <text:p>3.20</text:p>
          </table:table-cell>
          <table:table-cell table:style-name="ce4" table:formula="of:=1/15*SUM([.F4];[.F11];[.F18];[.F25];[.F32];[.F39];[.F46];[.F53];[.F60];[.F67];[.F81];[.F88];[.F95];[.F102])" office:value-type="float" office:value="0.174666666666667" calcext:value-type="float">
            <text:p>0.17</text:p>
          </table:table-cell>
          <table:table-cell table:style-name="ce4" table:formula="of:=1/15*SUM([.G4];[.G11];[.G18];[.G25];[.G32];[.G39];[.G46];[.G53];[.G60];[.G67];[.G81];[.G88];[.G95];[.G102])" office:value-type="float" office:value="1.09333333333333" calcext:value-type="float">
            <text:p>1.09</text:p>
          </table:table-cell>
          <table:table-cell table:style-name="ce4" table:formula="of:=1/15*SUM([.H4];[.H11];[.H18];[.H25];[.H32];[.H39];[.H46];[.H53];[.H60];[.H67];[.H81];[.H88];[.H95];[.H102])" office:value-type="float" office:value="509.306666666667" calcext:value-type="float">
            <text:p>509.31</text:p>
          </table:table-cell>
          <table:table-cell/>
          <table:table-cell office:value-type="string" calcext:value-type="string">
            <text:p>create-asset-400</text:p>
          </table:table-cell>
          <table:table-cell table:style-name="ce3" table:formula="of:=1/15*SUM([.K4];[.K11];[.K18];[.K25];[.K32];[.K39];[.K46];[.K53];[.K60];[.K67];[.K81];[.K88];[.K95];[.K102])" office:value-type="float" office:value="128349.6" calcext:value-type="float">
            <text:p>128350</text:p>
          </table:table-cell>
          <table:table-cell table:style-name="ce3" table:formula="of:=1/15*SUM([.L4];[.L11];[.L18];[.L25];[.L32];[.L39];[.L46];[.L53];[.L60];[.L67];[.L81];[.L88];[.L95];[.L102])" office:value-type="float" office:value="0" calcext:value-type="float">
            <text:p>0</text:p>
          </table:table-cell>
          <table:table-cell table:style-name="ce4" table:formula="of:=1/15*SUM([.M4];[.M11];[.M18];[.M25];[.M32];[.M39];[.M46];[.M53];[.M60];[.M67];[.M81];[.M88];[.M95];[.M102])" office:value-type="float" office:value="431.106666666667" calcext:value-type="float">
            <text:p>431.11</text:p>
          </table:table-cell>
          <table:table-cell table:style-name="ce4" table:formula="of:=1/15*SUM([.N4];[.N11];[.N18];[.N25];[.N32];[.N39];[.N46];[.N53];[.N60];[.N67];[.N81];[.N88];[.N95];[.N102])" office:value-type="float" office:value="4.15733333333333" calcext:value-type="float">
            <text:p>4.16</text:p>
          </table:table-cell>
          <table:table-cell table:style-name="ce4" table:formula="of:=1/15*SUM([.O4];[.O11];[.O18];[.O25];[.O32];[.O39];[.O46];[.O53];[.O60];[.O67];[.O81];[.O88];[.O95];[.O102])" office:value-type="float" office:value="0.164" calcext:value-type="float">
            <text:p>0.16</text:p>
          </table:table-cell>
          <table:table-cell table:style-name="ce4" table:formula="of:=1/15*SUM([.P4];[.P11];[.P18];[.P25];[.P32];[.P39];[.P46];[.P53];[.P60];[.P67];[.P81];[.P88];[.P95];[.P102])" office:value-type="float" office:value="1.23266666666667" calcext:value-type="float">
            <text:p>1.23</text:p>
          </table:table-cell>
          <table:table-cell table:style-name="ce4" table:formula="of:=1/15*SUM([.Q4];[.Q11];[.Q18];[.Q25];[.Q32];[.Q39];[.Q46];[.Q53];[.Q60];[.Q67];[.Q81];[.Q88];[.Q95];[.Q102])" office:value-type="float" office:value="430.393333333333" calcext:value-type="float">
            <text:p>430.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table:formula="of:=1/15*SUM([.B5];[.B12];[.B19];[.B26];[.B33];[.B40];[.B47];[.B54];[.B61];[.B68];[.B82];[.B89];[.B96];[.B103])" office:value-type="float" office:value="61581.4666666667" calcext:value-type="float">
            <text:p>61581</text:p>
          </table:table-cell>
          <table:table-cell table:style-name="ce3" table:formula="of:=1/15*SUM([.C5];[.C12];[.C19];[.C26];[.C33];[.C40];[.C47];[.C54];[.C61];[.C68];[.C82];[.C89];[.C96];[.C103])" office:value-type="float" office:value="0" calcext:value-type="float">
            <text:p>0</text:p>
          </table:table-cell>
          <table:table-cell table:style-name="ce4" table:formula="of:=1/15*SUM([.D5];[.D12];[.D19];[.D26];[.D33];[.D40];[.D47];[.D54];[.D61];[.D68];[.D82];[.D89];[.D96];[.D103])" office:value-type="float" office:value="207.266666666667" calcext:value-type="float">
            <text:p>207.27</text:p>
          </table:table-cell>
          <table:table-cell table:style-name="ce4" table:formula="of:=1/15*SUM([.E5];[.E12];[.E19];[.E26];[.E33];[.E40];[.E47];[.E54];[.E61];[.E68];[.E82];[.E89];[.E96];[.E103])" office:value-type="float" office:value="1.63866666666667" calcext:value-type="float">
            <text:p>1.64</text:p>
          </table:table-cell>
          <table:table-cell table:style-name="ce4" table:formula="of:=1/15*SUM([.F5];[.F12];[.F19];[.F26];[.F33];[.F40];[.F47];[.F54];[.F61];[.F68];[.F82];[.F89];[.F96];[.F103])" office:value-type="float" office:value="0.138666666666667" calcext:value-type="float">
            <text:p>0.14</text:p>
          </table:table-cell>
          <table:table-cell table:style-name="ce4" table:formula="of:=1/15*SUM([.G5];[.G12];[.G19];[.G26];[.G33];[.G40];[.G47];[.G54];[.G61];[.G68];[.G82];[.G89];[.G96];[.G103])" office:value-type="float" office:value="0.776" calcext:value-type="float">
            <text:p>0.78</text:p>
          </table:table-cell>
          <table:table-cell table:style-name="ce4" table:formula="of:=1/15*SUM([.H5];[.H12];[.H19];[.H26];[.H33];[.H40];[.H47];[.H54];[.H61];[.H68];[.H82];[.H89];[.H96];[.H103])" office:value-type="float" office:value="206.98" calcext:value-type="float">
            <text:p>206.98</text:p>
          </table:table-cell>
          <table:table-cell/>
          <table:table-cell office:value-type="string" calcext:value-type="string">
            <text:p>create-asset-2000</text:p>
          </table:table-cell>
          <table:table-cell table:style-name="ce3" table:formula="of:=1/15*SUM([.K5];[.K12];[.K19];[.K26];[.K33];[.K40];[.K47];[.K54];[.K61];[.K68];[.K82];[.K89];[.K96];[.K103])" office:value-type="float" office:value="56988.9333333333" calcext:value-type="float">
            <text:p>56989</text:p>
          </table:table-cell>
          <table:table-cell table:style-name="ce3" table:formula="of:=1/15*SUM([.L5];[.L12];[.L19];[.L26];[.L33];[.L40];[.L47];[.L54];[.L61];[.L68];[.L82];[.L89];[.L96];[.L103])" office:value-type="float" office:value="0" calcext:value-type="float">
            <text:p>0</text:p>
          </table:table-cell>
          <table:table-cell table:style-name="ce4" table:formula="of:=1/15*SUM([.M5];[.M12];[.M19];[.M26];[.M33];[.M40];[.M47];[.M54];[.M61];[.M68];[.M82];[.M89];[.M96];[.M103])" office:value-type="float" office:value="191.773333333333" calcext:value-type="float">
            <text:p>191.77</text:p>
          </table:table-cell>
          <table:table-cell table:style-name="ce4" table:formula="of:=1/15*SUM([.N5];[.N12];[.N19];[.N26];[.N33];[.N40];[.N47];[.N54];[.N61];[.N68];[.N82];[.N89];[.N96];[.N103])" office:value-type="float" office:value="1.96533333333333" calcext:value-type="float">
            <text:p>1.97</text:p>
          </table:table-cell>
          <table:table-cell table:style-name="ce4" table:formula="of:=1/15*SUM([.O5];[.O12];[.O19];[.O26];[.O33];[.O40];[.O47];[.O54];[.O61];[.O68];[.O82];[.O89];[.O96];[.O103])" office:value-type="float" office:value="0.132" calcext:value-type="float">
            <text:p>0.13</text:p>
          </table:table-cell>
          <table:table-cell table:style-name="ce4" table:formula="of:=1/15*SUM([.P5];[.P12];[.P19];[.P26];[.P33];[.P40];[.P47];[.P54];[.P61];[.P68];[.P82];[.P89];[.P96];[.P103])" office:value-type="float" office:value="0.830666666666667" calcext:value-type="float">
            <text:p>0.83</text:p>
          </table:table-cell>
          <table:table-cell table:style-name="ce4" table:formula="of:=1/15*SUM([.Q5];[.Q12];[.Q19];[.Q26];[.Q33];[.Q40];[.Q47];[.Q54];[.Q61];[.Q68];[.Q82];[.Q89];[.Q96];[.Q103])" office:value-type="float" office:value="191.486666666667" calcext:value-type="float">
            <text:p>191.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table:formula="of:=1/15*SUM([.B6];[.B13];[.B20];[.B27];[.B34];[.B41];[.B48];[.B55];[.B62];[.B69];[.B83];[.B90];[.B97];[.B104])" office:value-type="float" office:value="42899.5333333333" calcext:value-type="float">
            <text:p>42900</text:p>
          </table:table-cell>
          <table:table-cell table:style-name="ce3" table:formula="of:=1/15*SUM([.C6];[.C13];[.C20];[.C27];[.C34];[.C41];[.C48];[.C55];[.C62];[.C69];[.C83];[.C90];[.C97];[.C104])" office:value-type="float" office:value="0" calcext:value-type="float">
            <text:p>0</text:p>
          </table:table-cell>
          <table:table-cell table:style-name="ce4" table:formula="of:=1/15*SUM([.D6];[.D13];[.D20];[.D27];[.D34];[.D41];[.D48];[.D55];[.D62];[.D69];[.D83];[.D90];[.D97];[.D104])" office:value-type="float" office:value="144.36" calcext:value-type="float">
            <text:p>144.36</text:p>
          </table:table-cell>
          <table:table-cell table:style-name="ce4" table:formula="of:=1/15*SUM([.E6];[.E13];[.E20];[.E27];[.E34];[.E41];[.E48];[.E55];[.E62];[.E69];[.E83];[.E90];[.E97];[.E104])" office:value-type="float" office:value="1.65266666666667" calcext:value-type="float">
            <text:p>1.65</text:p>
          </table:table-cell>
          <table:table-cell table:style-name="ce4" table:formula="of:=1/15*SUM([.F6];[.F13];[.F20];[.F27];[.F34];[.F41];[.F48];[.F55];[.F62];[.F69];[.F83];[.F90];[.F97];[.F104])" office:value-type="float" office:value="0.152" calcext:value-type="float">
            <text:p>0.15</text:p>
          </table:table-cell>
          <table:table-cell table:style-name="ce4" table:formula="of:=1/15*SUM([.G6];[.G13];[.G20];[.G27];[.G34];[.G41];[.G48];[.G55];[.G62];[.G69];[.G83];[.G90];[.G97];[.G104])" office:value-type="float" office:value="0.754" calcext:value-type="float">
            <text:p>0.75</text:p>
          </table:table-cell>
          <table:table-cell table:style-name="ce4" table:formula="of:=1/15*SUM([.H6];[.H13];[.H20];[.H27];[.H34];[.H41];[.H48];[.H55];[.H62];[.H69];[.H83];[.H90];[.H97];[.H104])" office:value-type="float" office:value="144.12" calcext:value-type="float">
            <text:p>144.12</text:p>
          </table:table-cell>
          <table:table-cell/>
          <table:table-cell office:value-type="string" calcext:value-type="string">
            <text:p>create-asset-4000</text:p>
          </table:table-cell>
          <table:table-cell table:style-name="ce3" table:formula="of:=1/15*SUM([.K6];[.K13];[.K20];[.K27];[.K34];[.K41];[.K48];[.K55];[.K62];[.K69];[.K83];[.K90];[.K97];[.K104])" office:value-type="float" office:value="41174.5333333333" calcext:value-type="float">
            <text:p>41175</text:p>
          </table:table-cell>
          <table:table-cell table:style-name="ce3" table:formula="of:=1/15*SUM([.L6];[.L13];[.L20];[.L27];[.L34];[.L41];[.L48];[.L55];[.L62];[.L69];[.L83];[.L90];[.L97];[.L104])" office:value-type="float" office:value="0" calcext:value-type="float">
            <text:p>0</text:p>
          </table:table-cell>
          <table:table-cell table:style-name="ce4" table:formula="of:=1/15*SUM([.M6];[.M13];[.M20];[.M27];[.M34];[.M41];[.M48];[.M55];[.M62];[.M69];[.M83];[.M90];[.M97];[.M104])" office:value-type="float" office:value="138.533333333333" calcext:value-type="float">
            <text:p>138.53</text:p>
          </table:table-cell>
          <table:table-cell table:style-name="ce4" table:formula="of:=1/15*SUM([.N6];[.N13];[.N20];[.N27];[.N34];[.N41];[.N48];[.N55];[.N62];[.N69];[.N83];[.N90];[.N97];[.N104])" office:value-type="float" office:value="1.928" calcext:value-type="float">
            <text:p>1.93</text:p>
          </table:table-cell>
          <table:table-cell table:style-name="ce4" table:formula="of:=1/15*SUM([.O6];[.O13];[.O20];[.O27];[.O34];[.O41];[.O48];[.O55];[.O62];[.O69];[.O83];[.O90];[.O97];[.O104])" office:value-type="float" office:value="0.155333333333333" calcext:value-type="float">
            <text:p>0.16</text:p>
          </table:table-cell>
          <table:table-cell table:style-name="ce4" table:formula="of:=1/15*SUM([.P6];[.P13];[.P20];[.P27];[.P34];[.P41];[.P48];[.P55];[.P62];[.P69];[.P83];[.P90];[.P97];[.P104])" office:value-type="float" office:value="0.796666666666667" calcext:value-type="float">
            <text:p>0.80</text:p>
          </table:table-cell>
          <table:table-cell table:style-name="ce4" table:formula="of:=1/15*SUM([.Q6];[.Q13];[.Q20];[.Q27];[.Q34];[.Q41];[.Q48];[.Q55];[.Q62];[.Q69];[.Q83];[.Q90];[.Q97];[.Q104])" office:value-type="float" office:value="138.32" calcext:value-type="float">
            <text:p>138.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3" table:formula="of:=1/15*SUM([.B7];[.B14];[.B21];[.B28];[.B35];[.B42];[.B49];[.B56];[.B63];[.B70];[.B84];[.B91];[.B98];[.B105])" office:value-type="float" office:value="27826.8666666667" calcext:value-type="float">
            <text:p>27827</text:p>
          </table:table-cell>
          <table:table-cell table:style-name="ce3" table:formula="of:=1/15*SUM([.C7];[.C14];[.C21];[.C28];[.C35];[.C42];[.C49];[.C56];[.C63];[.C70];[.C84];[.C91];[.C98];[.C105])" office:value-type="float" office:value="0" calcext:value-type="float">
            <text:p>0</text:p>
          </table:table-cell>
          <table:table-cell table:style-name="ce4" table:formula="of:=1/15*SUM([.D7];[.D14];[.D21];[.D28];[.D35];[.D42];[.D49];[.D56];[.D63];[.D70];[.D84];[.D91];[.D98];[.D105])" office:value-type="float" office:value="93.6733333333333" calcext:value-type="float">
            <text:p>93.67</text:p>
          </table:table-cell>
          <table:table-cell table:style-name="ce4" table:formula="of:=1/15*SUM([.E7];[.E14];[.E21];[.E28];[.E35];[.E42];[.E49];[.E56];[.E63];[.E70];[.E84];[.E91];[.E98];[.E105])" office:value-type="float" office:value="1.83466666666667" calcext:value-type="float">
            <text:p>1.83</text:p>
          </table:table-cell>
          <table:table-cell table:style-name="ce4" table:formula="of:=1/15*SUM([.F7];[.F14];[.F21];[.F28];[.F35];[.F42];[.F49];[.F56];[.F63];[.F70];[.F84];[.F91];[.F98];[.F105])" office:value-type="float" office:value="0.152" calcext:value-type="float">
            <text:p>0.15</text:p>
          </table:table-cell>
          <table:table-cell table:style-name="ce4" table:formula="of:=1/15*SUM([.G7];[.G14];[.G21];[.G28];[.G35];[.G42];[.G49];[.G56];[.G63];[.G70];[.G84];[.G91];[.G98];[.G105])" office:value-type="float" office:value="0.788" calcext:value-type="float">
            <text:p>0.79</text:p>
          </table:table-cell>
          <table:table-cell table:style-name="ce4" table:formula="of:=1/15*SUM([.H7];[.H14];[.H21];[.H28];[.H35];[.H42];[.H49];[.H56];[.H63];[.H70];[.H84];[.H91];[.H98];[.H105])" office:value-type="float" office:value="93.5333333333333" calcext:value-type="float">
            <text:p>93.53</text:p>
          </table:table-cell>
          <table:table-cell/>
          <table:table-cell office:value-type="string" calcext:value-type="string">
            <text:p>create-asset-8000</text:p>
          </table:table-cell>
          <table:table-cell table:style-name="ce3" table:formula="of:=1/15*SUM([.K7];[.K14];[.K21];[.K28];[.K35];[.K42];[.K49];[.K56];[.K63];[.K70];[.K84];[.K91];[.K98];[.K105])" office:value-type="float" office:value="26788.1333333333" calcext:value-type="float">
            <text:p>26788</text:p>
          </table:table-cell>
          <table:table-cell table:style-name="ce3" table:formula="of:=1/15*SUM([.L7];[.L14];[.L21];[.L28];[.L35];[.L42];[.L49];[.L56];[.L63];[.L70];[.L84];[.L91];[.L98];[.L105])" office:value-type="float" office:value="0" calcext:value-type="float">
            <text:p>0</text:p>
          </table:table-cell>
          <table:table-cell table:style-name="ce4" table:formula="of:=1/15*SUM([.M7];[.M14];[.M21];[.M28];[.M35];[.M42];[.M49];[.M56];[.M63];[.M70];[.M84];[.M91];[.M98];[.M105])" office:value-type="float" office:value="90.14" calcext:value-type="float">
            <text:p>90.14</text:p>
          </table:table-cell>
          <table:table-cell table:style-name="ce4" table:formula="of:=1/15*SUM([.N7];[.N14];[.N21];[.N28];[.N35];[.N42];[.N49];[.N56];[.N63];[.N70];[.N84];[.N91];[.N98];[.N105])" office:value-type="float" office:value="2.108" calcext:value-type="float">
            <text:p>2.11</text:p>
          </table:table-cell>
          <table:table-cell table:style-name="ce4" table:formula="of:=1/15*SUM([.O7];[.O14];[.O21];[.O28];[.O35];[.O42];[.O49];[.O56];[.O63];[.O70];[.O84];[.O91];[.O98];[.O105])" office:value-type="float" office:value="0.162666666666667" calcext:value-type="float">
            <text:p>0.16</text:p>
          </table:table-cell>
          <table:table-cell table:style-name="ce4" table:formula="of:=1/15*SUM([.P7];[.P14];[.P21];[.P28];[.P35];[.P42];[.P49];[.P56];[.P63];[.P70];[.P84];[.P91];[.P98];[.P105])" office:value-type="float" office:value="0.839333333333333" calcext:value-type="float">
            <text:p>0.84</text:p>
          </table:table-cell>
          <table:table-cell table:style-name="ce4" table:formula="of:=1/15*SUM([.Q7];[.Q14];[.Q21];[.Q28];[.Q35];[.Q42];[.Q49];[.Q56];[.Q63];[.Q70];[.Q84];[.Q91];[.Q98];[.Q105])" office:value-type="float" office:value="90" calcext:value-type="float">
            <text:p>90.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3" table:formula="of:=1/15*SUM([.B8];[.B15];[.B22];[.B29];[.B36];[.B43];[.B50];[.B57];[.B64];[.B71];[.B85];[.B92];[.B99];[.B106])" office:value-type="float" office:value="20747.0666666667" calcext:value-type="float">
            <text:p>20747</text:p>
          </table:table-cell>
          <table:table-cell table:style-name="ce3" table:formula="of:=1/15*SUM([.C8];[.C15];[.C22];[.C29];[.C36];[.C43];[.C50];[.C57];[.C64];[.C71];[.C85];[.C92];[.C99];[.C106])" office:value-type="float" office:value="0" calcext:value-type="float">
            <text:p>0</text:p>
          </table:table-cell>
          <table:table-cell table:style-name="ce4" table:formula="of:=1/15*SUM([.D8];[.D15];[.D22];[.D29];[.D36];[.D43];[.D50];[.D57];[.D64];[.D71];[.D85];[.D92];[.D99];[.D106])" office:value-type="float" office:value="69.7466666666667" calcext:value-type="float">
            <text:p>69.75</text:p>
          </table:table-cell>
          <table:table-cell table:style-name="ce4" table:formula="of:=1/15*SUM([.E8];[.E15];[.E22];[.E29];[.E36];[.E43];[.E50];[.E57];[.E64];[.E71];[.E85];[.E92];[.E99];[.E106])" office:value-type="float" office:value="2.024" calcext:value-type="float">
            <text:p>2.02</text:p>
          </table:table-cell>
          <table:table-cell table:style-name="ce4" table:formula="of:=1/15*SUM([.F8];[.F15];[.F22];[.F29];[.F36];[.F43];[.F50];[.F57];[.F64];[.F71];[.F85];[.F92];[.F99];[.F106])" office:value-type="float" office:value="0.232" calcext:value-type="float">
            <text:p>0.23</text:p>
          </table:table-cell>
          <table:table-cell table:style-name="ce4" table:formula="of:=1/15*SUM([.G8];[.G15];[.G22];[.G29];[.G36];[.G43];[.G50];[.G57];[.G64];[.G71];[.G85];[.G92];[.G99];[.G106])" office:value-type="float" office:value="0.882" calcext:value-type="float">
            <text:p>0.88</text:p>
          </table:table-cell>
          <table:table-cell table:style-name="ce4" table:formula="of:=1/15*SUM([.H8];[.H15];[.H22];[.H29];[.H36];[.H43];[.H50];[.H57];[.H64];[.H71];[.H85];[.H92];[.H99];[.H106])" office:value-type="float" office:value="69.6133333333333" calcext:value-type="float">
            <text:p>69.61</text:p>
          </table:table-cell>
          <table:table-cell/>
          <table:table-cell office:value-type="string" calcext:value-type="string">
            <text:p>create-asset-16000</text:p>
          </table:table-cell>
          <table:table-cell table:style-name="ce3" table:formula="of:=1/15*SUM([.K8];[.K15];[.K22];[.K29];[.K36];[.K43];[.K50];[.K57];[.K64];[.K71];[.K85];[.K92];[.K99];[.K106])" office:value-type="float" office:value="19958.2" calcext:value-type="float">
            <text:p>19958</text:p>
          </table:table-cell>
          <table:table-cell table:style-name="ce3" table:formula="of:=1/15*SUM([.L8];[.L15];[.L22];[.L29];[.L36];[.L43];[.L50];[.L57];[.L64];[.L71];[.L85];[.L92];[.L99];[.L106])" office:value-type="float" office:value="0" calcext:value-type="float">
            <text:p>0</text:p>
          </table:table-cell>
          <table:table-cell table:style-name="ce4" table:formula="of:=1/15*SUM([.M8];[.M15];[.M22];[.M29];[.M36];[.M43];[.M50];[.M57];[.M64];[.M71];[.M85];[.M92];[.M99];[.M106])" office:value-type="float" office:value="67.0866666666667" calcext:value-type="float">
            <text:p>67.09</text:p>
          </table:table-cell>
          <table:table-cell table:style-name="ce4" table:formula="of:=1/15*SUM([.N8];[.N15];[.N22];[.N29];[.N36];[.N43];[.N50];[.N57];[.N64];[.N71];[.N85];[.N92];[.N99];[.N106])" office:value-type="float" office:value="2.62" calcext:value-type="float">
            <text:p>2.62</text:p>
          </table:table-cell>
          <table:table-cell table:style-name="ce4" table:formula="of:=1/15*SUM([.O8];[.O15];[.O22];[.O29];[.O36];[.O43];[.O50];[.O57];[.O64];[.O71];[.O85];[.O92];[.O99];[.O106])" office:value-type="float" office:value="0.236" calcext:value-type="float">
            <text:p>0.24</text:p>
          </table:table-cell>
          <table:table-cell table:style-name="ce4" table:formula="of:=1/15*SUM([.P8];[.P15];[.P22];[.P29];[.P36];[.P43];[.P50];[.P57];[.P64];[.P71];[.P85];[.P92];[.P99];[.P106])" office:value-type="float" office:value="0.963333333333333" calcext:value-type="float">
            <text:p>0.96</text:p>
          </table:table-cell>
          <table:table-cell table:style-name="ce4" table:formula="of:=1/15*SUM([.Q8];[.Q15];[.Q22];[.Q29];[.Q36];[.Q43];[.Q50];[.Q57];[.Q64];[.Q71];[.Q85];[.Q92];[.Q99];[.Q106])" office:value-type="float" office:value="66.9533333333333" calcext:value-type="float">
            <text:p>66.9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Standard Deviation</text:p>
          </table:table-cell>
          <table:covered-table-cell table:number-columns-repeated="6"/>
          <table:table-cell table:number-columns-repeated="2"/>
          <table:table-cell table:style-name="ce2" office:value-type="string" calcext:value-type="string" table:number-columns-spanned="7" table:number-rows-spanned="1">
            <text:p>Standard Deviati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reate-asset-400</text:p>
          </table:table-cell>
          <table:table-cell table:formula="of:=SQRT(1/15*SUM(POWER([.B4]-[.B109];2); POWER([.B11]-[.B109];2); POWER([.B18]-[.B109];2); POWER([.B25]-[.B109];2); POWER([.B32]-[.B109];2); POWER([.B39]-[.B109];2); POWER([.B46]-[.B109];2); POWER([.B53]-[.B109];2); POWER([.B60]-[.B109];2); POWER([.B67]-[.B109];2); POWER([.B74]-[.B109];2);  POWER([.B81]-[.B109];2); POWER([.B88]-[.B109];2); POWER([.B95]-[.B109];2); POWER([.B102]-[.B109];2)))" office:value-type="float" office:value="12495.701159999" calcext:value-type="float">
            <text:p>12495.701159999</text:p>
          </table:table-cell>
          <table:table-cell table:formula="of:=SQRT(1/15*SUM(POWER([.C4]-[.C109];2); POWER([.C11]-[.C109];2); POWER([.C18]-[.C109];2); POWER([.C25]-[.C109];2); POWER([.C32]-[.C109];2); POWER([.C39]-[.C109];2); POWER([.C46]-[.C109];2); POWER([.C53]-[.C109];2); POWER([.C60]-[.C109];2); POWER([.C67]-[.C109];2); POWER([.C74]-[.C109];2);  POWER([.C81]-[.C109];2); POWER([.C88]-[.C109];2); POWER([.C95]-[.C109];2); POWER([.C102]-[.C109];2)))" office:value-type="float" office:value="0" calcext:value-type="float">
            <text:p>0</text:p>
          </table:table-cell>
          <table:table-cell table:style-name="ce4" table:formula="of:=SQRT(1/15*SUM(POWER([.D4]-[.D109];2); POWER([.D11]-[.D109];2); POWER([.D18]-[.D109];2); POWER([.D25]-[.D109];2); POWER([.D32]-[.D109];2); POWER([.D39]-[.D109];2); POWER([.D46]-[.D109];2); POWER([.D53]-[.D109];2); POWER([.D60]-[.D109];2); POWER([.D67]-[.D109];2); POWER([.D74]-[.D109];2);  POWER([.D81]-[.D109];2); POWER([.D88]-[.D109];2); POWER([.D95]-[.D109];2); POWER([.D102]-[.D109];2)))" office:value-type="float" office:value="42.1277174527387" calcext:value-type="float">
            <text:p>42.13</text:p>
          </table:table-cell>
          <table:table-cell table:style-name="ce4" table:formula="of:=SQRT(1/15*SUM(POWER([.E4]-[.E109];2); POWER([.E11]-[.E109];2); POWER([.E18]-[.E109];2); POWER([.E25]-[.E109];2); POWER([.E32]-[.E109];2); POWER([.E39]-[.E109];2); POWER([.E46]-[.E109];2); POWER([.E53]-[.E109];2); POWER([.E60]-[.E109];2); POWER([.E67]-[.E109];2); POWER([.E74]-[.E109];2);  POWER([.E81]-[.E109];2); POWER([.E88]-[.E109];2); POWER([.E95]-[.E109];2); POWER([.E102]-[.E109];2)))" office:value-type="float" office:value="0.291412651292516" calcext:value-type="float">
            <text:p>0.29</text:p>
          </table:table-cell>
          <table:table-cell table:style-name="ce4" table:formula="of:=SQRT(1/15*SUM(POWER([.F4]-[.F109];2); POWER([.F11]-[.F109];2); POWER([.F18]-[.F109];2); POWER([.F25]-[.F109];2); POWER([.F32]-[.F109];2); POWER([.F39]-[.F109];2); POWER([.F46]-[.F109];2); POWER([.F53]-[.F109];2); POWER([.F60]-[.F109];2); POWER([.F67]-[.F109];2); POWER([.F74]-[.F109];2);  POWER([.F81]-[.F109];2); POWER([.F88]-[.F109];2); POWER([.F95]-[.F109];2); POWER([.F102]-[.F109];2)))" office:value-type="float" office:value="0.0372976019485316" calcext:value-type="float">
            <text:p>0.04</text:p>
          </table:table-cell>
          <table:table-cell table:style-name="ce4" table:formula="of:=SQRT(1/15*SUM(POWER([.G4]-[.G109];2); POWER([.G11]-[.G109];2); POWER([.G18]-[.G109];2); POWER([.G25]-[.G109];2); POWER([.G32]-[.G109];2); POWER([.G39]-[.G109];2); POWER([.G46]-[.G109];2); POWER([.G53]-[.G109];2); POWER([.G60]-[.G109];2); POWER([.G67]-[.G109];2); POWER([.G74]-[.G109];2);  POWER([.G81]-[.G109];2); POWER([.G88]-[.G109];2); POWER([.G95]-[.G109];2); POWER([.G102]-[.G109];2)))" office:value-type="float" office:value="0.0851534562487694" calcext:value-type="float">
            <text:p>0.09</text:p>
          </table:table-cell>
          <table:table-cell table:style-name="ce4" table:formula="of:=SQRT(1/15*SUM(POWER([.H4]-[.H109];2); POWER([.H11]-[.H109];2); POWER([.H18]-[.H109];2); POWER([.H25]-[.H109];2); POWER([.H32]-[.H109];2); POWER([.H39]-[.H109];2); POWER([.H46]-[.H109];2); POWER([.H53]-[.H109];2); POWER([.H60]-[.H109];2); POWER([.H67]-[.H109];2); POWER([.H74]-[.H109];2);  POWER([.H81]-[.H109];2); POWER([.H88]-[.H109];2); POWER([.H95]-[.H109];2); POWER([.H102]-[.H109];2)))" office:value-type="float" office:value="42.029709069234" calcext:value-type="float">
            <text:p>42.03</text:p>
          </table:table-cell>
          <table:table-cell/>
          <table:table-cell office:value-type="string" calcext:value-type="string">
            <text:p>create-asset-400</text:p>
          </table:table-cell>
          <table:table-cell table:formula="of:=SQRT(1/15*SUM(POWER([.K4]-[.K109];2); POWER([.K11]-[.K109];2); POWER([.K18]-[.K109];2); POWER([.K25]-[.K109];2); POWER([.K32]-[.K109];2); POWER([.K39]-[.K109];2); POWER([.K46]-[.K109];2); POWER([.K53]-[.K109];2); POWER([.K60]-[.K109];2); POWER([.K67]-[.K109];2); POWER([.K74]-[.K109];2);  POWER([.K81]-[.K109];2); POWER([.K88]-[.K109];2); POWER([.K95]-[.K109];2); POWER([.K102]-[.K109];2)))" office:value-type="float" office:value="10809.5899157492" calcext:value-type="float">
            <text:p>10809.5899157492</text:p>
          </table:table-cell>
          <table:table-cell table:formula="of:=SQRT(1/15*SUM(POWER([.L4]-[.L109];2); POWER([.L11]-[.L109];2); POWER([.L18]-[.L109];2); POWER([.L25]-[.L109];2); POWER([.L32]-[.L109];2); POWER([.L39]-[.L109];2); POWER([.L46]-[.L109];2); POWER([.L53]-[.L109];2); POWER([.L60]-[.L109];2); POWER([.L67]-[.L109];2); POWER([.L74]-[.L109];2);  POWER([.L81]-[.L109];2); POWER([.L88]-[.L109];2); POWER([.L95]-[.L109];2); POWER([.L102]-[.L109];2)))" office:value-type="float" office:value="0" calcext:value-type="float">
            <text:p>0</text:p>
          </table:table-cell>
          <table:table-cell table:style-name="ce4" table:formula="of:=SQRT(1/15*SUM(POWER([.M4]-[.M109];2); POWER([.M11]-[.M109];2); POWER([.M18]-[.M109];2); POWER([.M25]-[.M109];2); POWER([.M32]-[.M109];2); POWER([.M39]-[.M109];2); POWER([.M46]-[.M109];2); POWER([.M53]-[.M109];2); POWER([.M60]-[.M109];2); POWER([.M67]-[.M109];2); POWER([.M74]-[.M109];2);  POWER([.M81]-[.M109];2); POWER([.M88]-[.M109];2); POWER([.M95]-[.M109];2); POWER([.M102]-[.M109];2)))" office:value-type="float" office:value="36.1480160820296" calcext:value-type="float">
            <text:p>36.15</text:p>
          </table:table-cell>
          <table:table-cell table:style-name="ce4" table:formula="of:=SQRT(1/15*SUM(POWER([.N4]-[.N109];2); POWER([.N11]-[.N109];2); POWER([.N18]-[.N109];2); POWER([.N25]-[.N109];2); POWER([.N32]-[.N109];2); POWER([.N39]-[.N109];2); POWER([.N46]-[.N109];2); POWER([.N53]-[.N109];2); POWER([.N60]-[.N109];2); POWER([.N67]-[.N109];2); POWER([.N74]-[.N109];2);  POWER([.N81]-[.N109];2); POWER([.N88]-[.N109];2); POWER([.N95]-[.N109];2); POWER([.N102]-[.N109];2)))" office:value-type="float" office:value="0.423576832857196" calcext:value-type="float">
            <text:p>0.42</text:p>
          </table:table-cell>
          <table:table-cell table:style-name="ce4" table:formula="of:=SQRT(1/15*SUM(POWER([.O4]-[.O109];2); POWER([.O11]-[.O109];2); POWER([.O18]-[.O109];2); POWER([.O25]-[.O109];2); POWER([.O32]-[.O109];2); POWER([.O39]-[.O109];2); POWER([.O46]-[.O109];2); POWER([.O53]-[.O109];2); POWER([.O60]-[.O109];2); POWER([.O67]-[.O109];2); POWER([.O74]-[.O109];2);  POWER([.O81]-[.O109];2); POWER([.O88]-[.O109];2); POWER([.O95]-[.O109];2); POWER([.O102]-[.O109];2)))" office:value-type="float" office:value="0.0393615717843347" calcext:value-type="float">
            <text:p>0.04</text:p>
          </table:table-cell>
          <table:table-cell table:style-name="ce4" table:formula="of:=SQRT(1/15*SUM(POWER([.P4]-[.P109];2); POWER([.P11]-[.P109];2); POWER([.P18]-[.P109];2); POWER([.P25]-[.P109];2); POWER([.P32]-[.P109];2); POWER([.P39]-[.P109];2); POWER([.P46]-[.P109];2); POWER([.P53]-[.P109];2); POWER([.P60]-[.P109];2); POWER([.P67]-[.P109];2); POWER([.P74]-[.P109];2);  POWER([.P81]-[.P109];2); POWER([.P88]-[.P109];2); POWER([.P95]-[.P109];2); POWER([.P102]-[.P109];2)))" office:value-type="float" office:value="0.0939739916738195" calcext:value-type="float">
            <text:p>0.09</text:p>
          </table:table-cell>
          <table:table-cell table:style-name="ce4" table:formula="of:=SQRT(1/15*SUM(POWER([.Q4]-[.Q109];2); POWER([.Q11]-[.Q109];2); POWER([.Q18]-[.Q109];2); POWER([.Q25]-[.Q109];2); POWER([.Q32]-[.Q109];2); POWER([.Q39]-[.Q109];2); POWER([.Q46]-[.Q109];2); POWER([.Q53]-[.Q109];2); POWER([.Q60]-[.Q109];2); POWER([.Q67]-[.Q109];2); POWER([.Q74]-[.Q109];2);  POWER([.Q81]-[.Q109];2); POWER([.Q88]-[.Q109];2); POWER([.Q95]-[.Q109];2); POWER([.Q102]-[.Q109];2)))" office:value-type="float" office:value="36.1335135296859" calcext:value-type="float">
            <text:p>36.13</text:p>
          </table:table-cell>
        </table:table-row>
        <table:table-row table:style-name="ro1">
          <table:table-cell office:value-type="string" calcext:value-type="string">
            <text:p>create-asset-2000</text:p>
          </table:table-cell>
          <table:table-cell table:formula="of:=SQRT(1/15*SUM(POWER([.B5]-[.B110];2); POWER([.B12]-[.B110];2); POWER([.B19]-[.B110];2); POWER([.B26]-[.B110];2); POWER([.B33]-[.B110];2); POWER([.B40]-[.B110];2); POWER([.B47]-[.B110];2); POWER([.B54]-[.B110];2); POWER([.B61]-[.B110];2); POWER([.B68]-[.B110];2); POWER([.B75]-[.B110];2);  POWER([.B82]-[.B110];2); POWER([.B89]-[.B110];2); POWER([.B96]-[.B110];2); POWER([.B103]-[.B110];2)))" office:value-type="float" office:value="5194.98633171121" calcext:value-type="float">
            <text:p>5194.98633171121</text:p>
          </table:table-cell>
          <table:table-cell table:formula="of:=SQRT(1/15*SUM(POWER([.C5]-[.C110];2); POWER([.C12]-[.C110];2); POWER([.C19]-[.C110];2); POWER([.C26]-[.C110];2); POWER([.C33]-[.C110];2); POWER([.C40]-[.C110];2); POWER([.C47]-[.C110];2); POWER([.C54]-[.C110];2); POWER([.C61]-[.C110];2); POWER([.C68]-[.C110];2); POWER([.C75]-[.C110];2);  POWER([.C82]-[.C110];2); POWER([.C89]-[.C110];2); POWER([.C96]-[.C110];2); POWER([.C103]-[.C110];2)))" office:value-type="float" office:value="0" calcext:value-type="float">
            <text:p>0</text:p>
          </table:table-cell>
          <table:table-cell table:style-name="ce4" table:formula="of:=SQRT(1/15*SUM(POWER([.D5]-[.D110];2); POWER([.D12]-[.D110];2); POWER([.D19]-[.D110];2); POWER([.D26]-[.D110];2); POWER([.D33]-[.D110];2); POWER([.D40]-[.D110];2); POWER([.D47]-[.D110];2); POWER([.D54]-[.D110];2); POWER([.D61]-[.D110];2); POWER([.D68]-[.D110];2); POWER([.D75]-[.D110];2);  POWER([.D82]-[.D110];2); POWER([.D89]-[.D110];2); POWER([.D96]-[.D110];2); POWER([.D103]-[.D110];2)))" office:value-type="float" office:value="17.4861977316714" calcext:value-type="float">
            <text:p>17.49</text:p>
          </table:table-cell>
          <table:table-cell table:style-name="ce4" table:formula="of:=SQRT(1/15*SUM(POWER([.E5]-[.E110];2); POWER([.E12]-[.E110];2); POWER([.E19]-[.E110];2); POWER([.E26]-[.E110];2); POWER([.E33]-[.E110];2); POWER([.E40]-[.E110];2); POWER([.E47]-[.E110];2); POWER([.E54]-[.E110];2); POWER([.E61]-[.E110];2); POWER([.E68]-[.E110];2); POWER([.E75]-[.E110];2);  POWER([.E82]-[.E110];2); POWER([.E89]-[.E110];2); POWER([.E96]-[.E110];2); POWER([.E103]-[.E110];2)))" office:value-type="float" office:value="0.204321098056738" calcext:value-type="float">
            <text:p>0.20</text:p>
          </table:table-cell>
          <table:table-cell table:style-name="ce4" table:formula="of:=SQRT(1/15*SUM(POWER([.F5]-[.F110];2); POWER([.F12]-[.F110];2); POWER([.F19]-[.F110];2); POWER([.F26]-[.F110];2); POWER([.F33]-[.F110];2); POWER([.F40]-[.F110];2); POWER([.F47]-[.F110];2); POWER([.F54]-[.F110];2); POWER([.F61]-[.F110];2); POWER([.F68]-[.F110];2); POWER([.F75]-[.F110];2);  POWER([.F82]-[.F110];2); POWER([.F89]-[.F110];2); POWER([.F96]-[.F110];2); POWER([.F103]-[.F110];2)))" office:value-type="float" office:value="0.0234093998214393" calcext:value-type="float">
            <text:p>0.02</text:p>
          </table:table-cell>
          <table:table-cell table:style-name="ce4" table:formula="of:=SQRT(1/15*SUM(POWER([.G5]-[.G110];2); POWER([.G12]-[.G110];2); POWER([.G19]-[.G110];2); POWER([.G26]-[.G110];2); POWER([.G33]-[.G110];2); POWER([.G40]-[.G110];2); POWER([.G47]-[.G110];2); POWER([.G54]-[.G110];2); POWER([.G61]-[.G110];2); POWER([.G68]-[.G110];2); POWER([.G75]-[.G110];2);  POWER([.G82]-[.G110];2); POWER([.G89]-[.G110];2); POWER([.G96]-[.G110];2); POWER([.G103]-[.G110];2)))" office:value-type="float" office:value="0.0613840370128913" calcext:value-type="float">
            <text:p>0.06</text:p>
          </table:table-cell>
          <table:table-cell table:style-name="ce4" table:formula="of:=SQRT(1/15*SUM(POWER([.H5]-[.H110];2); POWER([.H12]-[.H110];2); POWER([.H19]-[.H110];2); POWER([.H26]-[.H110];2); POWER([.H33]-[.H110];2); POWER([.H40]-[.H110];2); POWER([.H47]-[.H110];2); POWER([.H54]-[.H110];2); POWER([.H61]-[.H110];2); POWER([.H68]-[.H110];2); POWER([.H75]-[.H110];2);  POWER([.H82]-[.H110];2); POWER([.H89]-[.H110];2); POWER([.H96]-[.H110];2); POWER([.H103]-[.H110];2)))" office:value-type="float" office:value="17.4300353795778" calcext:value-type="float">
            <text:p>17.43</text:p>
          </table:table-cell>
          <table:table-cell/>
          <table:table-cell office:value-type="string" calcext:value-type="string">
            <text:p>create-asset-2000</text:p>
          </table:table-cell>
          <table:table-cell table:formula="of:=SQRT(1/15*SUM(POWER([.K5]-[.K110];2); POWER([.K12]-[.K110];2); POWER([.K19]-[.K110];2); POWER([.K26]-[.K110];2); POWER([.K33]-[.K110];2); POWER([.K40]-[.K110];2); POWER([.K47]-[.K110];2); POWER([.K54]-[.K110];2); POWER([.K61]-[.K110];2); POWER([.K68]-[.K110];2); POWER([.K75]-[.K110];2);  POWER([.K82]-[.K110];2); POWER([.K89]-[.K110];2); POWER([.K96]-[.K110];2); POWER([.K103]-[.K110];2)))" office:value-type="float" office:value="4643.31414257823" calcext:value-type="float">
            <text:p>4643.31414257823</text:p>
          </table:table-cell>
          <table:table-cell table:formula="of:=SQRT(1/15*SUM(POWER([.L5]-[.L110];2); POWER([.L12]-[.L110];2); POWER([.L19]-[.L110];2); POWER([.L26]-[.L110];2); POWER([.L33]-[.L110];2); POWER([.L40]-[.L110];2); POWER([.L47]-[.L110];2); POWER([.L54]-[.L110];2); POWER([.L61]-[.L110];2); POWER([.L68]-[.L110];2); POWER([.L75]-[.L110];2);  POWER([.L82]-[.L110];2); POWER([.L89]-[.L110];2); POWER([.L96]-[.L110];2); POWER([.L103]-[.L110];2)))" office:value-type="float" office:value="0" calcext:value-type="float">
            <text:p>0</text:p>
          </table:table-cell>
          <table:table-cell table:style-name="ce4" table:formula="of:=SQRT(1/15*SUM(POWER([.M5]-[.M110];2); POWER([.M12]-[.M110];2); POWER([.M19]-[.M110];2); POWER([.M26]-[.M110];2); POWER([.M33]-[.M110];2); POWER([.M40]-[.M110];2); POWER([.M47]-[.M110];2); POWER([.M54]-[.M110];2); POWER([.M61]-[.M110];2); POWER([.M68]-[.M110];2); POWER([.M75]-[.M110];2);  POWER([.M82]-[.M110];2); POWER([.M89]-[.M110];2); POWER([.M96]-[.M110];2); POWER([.M103]-[.M110];2)))" office:value-type="float" office:value="15.6753692141525" calcext:value-type="float">
            <text:p>15.68</text:p>
          </table:table-cell>
          <table:table-cell table:style-name="ce4" table:formula="of:=SQRT(1/15*SUM(POWER([.N5]-[.N110];2); POWER([.N12]-[.N110];2); POWER([.N19]-[.N110];2); POWER([.N26]-[.N110];2); POWER([.N33]-[.N110];2); POWER([.N40]-[.N110];2); POWER([.N47]-[.N110];2); POWER([.N54]-[.N110];2); POWER([.N61]-[.N110];2); POWER([.N68]-[.N110];2); POWER([.N75]-[.N110];2);  POWER([.N82]-[.N110];2); POWER([.N89]-[.N110];2); POWER([.N96]-[.N110];2); POWER([.N103]-[.N110];2)))" office:value-type="float" office:value="0.235831389862428" calcext:value-type="float">
            <text:p>0.24</text:p>
          </table:table-cell>
          <table:table-cell table:style-name="ce4" table:formula="of:=SQRT(1/15*SUM(POWER([.O5]-[.O110];2); POWER([.O12]-[.O110];2); POWER([.O19]-[.O110];2); POWER([.O26]-[.O110];2); POWER([.O33]-[.O110];2); POWER([.O40]-[.O110];2); POWER([.O47]-[.O110];2); POWER([.O54]-[.O110];2); POWER([.O61]-[.O110];2); POWER([.O68]-[.O110];2); POWER([.O75]-[.O110];2);  POWER([.O82]-[.O110];2); POWER([.O89]-[.O110];2); POWER([.O96]-[.O110];2); POWER([.O103]-[.O110];2)))" office:value-type="float" office:value="0.0144683562761405" calcext:value-type="float">
            <text:p>0.01</text:p>
          </table:table-cell>
          <table:table-cell table:style-name="ce4" table:formula="of:=SQRT(1/15*SUM(POWER([.P5]-[.P110];2); POWER([.P12]-[.P110];2); POWER([.P19]-[.P110];2); POWER([.P26]-[.P110];2); POWER([.P33]-[.P110];2); POWER([.P40]-[.P110];2); POWER([.P47]-[.P110];2); POWER([.P54]-[.P110];2); POWER([.P61]-[.P110];2); POWER([.P68]-[.P110];2); POWER([.P75]-[.P110];2);  POWER([.P82]-[.P110];2); POWER([.P89]-[.P110];2); POWER([.P96]-[.P110];2); POWER([.P103]-[.P110];2)))" office:value-type="float" office:value="0.0647216261298253" calcext:value-type="float">
            <text:p>0.06</text:p>
          </table:table-cell>
          <table:table-cell table:style-name="ce4" table:formula="of:=SQRT(1/15*SUM(POWER([.Q5]-[.Q110];2); POWER([.Q12]-[.Q110];2); POWER([.Q19]-[.Q110];2); POWER([.Q26]-[.Q110];2); POWER([.Q33]-[.Q110];2); POWER([.Q40]-[.Q110];2); POWER([.Q47]-[.Q110];2); POWER([.Q54]-[.Q110];2); POWER([.Q61]-[.Q110];2); POWER([.Q68]-[.Q110];2); POWER([.Q75]-[.Q110];2);  POWER([.Q82]-[.Q110];2); POWER([.Q89]-[.Q110];2); POWER([.Q96]-[.Q110];2); POWER([.Q103]-[.Q110];2)))" office:value-type="float" office:value="15.6358690196612" calcext:value-type="float">
            <text:p>15.64</text:p>
          </table:table-cell>
        </table:table-row>
        <table:table-row table:style-name="ro1">
          <table:table-cell office:value-type="string" calcext:value-type="string">
            <text:p>create-asset-4000</text:p>
          </table:table-cell>
          <table:table-cell table:formula="of:=SQRT(1/15*SUM(POWER([.B6]-[.B111];2); POWER([.B13]-[.B111];2); POWER([.B20]-[.B111];2); POWER([.B27]-[.B111];2); POWER([.B34]-[.B111];2); POWER([.B41]-[.B111];2); POWER([.B48]-[.B111];2); POWER([.B55]-[.B111];2); POWER([.B62]-[.B111];2); POWER([.B69]-[.B111];2); POWER([.B76]-[.B111];2);  POWER([.B83]-[.B111];2); POWER([.B90]-[.B111];2); POWER([.B97]-[.B111];2); POWER([.B104]-[.B111];2)))" office:value-type="float" office:value="3374.35182384874" calcext:value-type="float">
            <text:p>3374.35182384874</text:p>
          </table:table-cell>
          <table:table-cell table:formula="of:=SQRT(1/15*SUM(POWER([.C6]-[.C111];2); POWER([.C13]-[.C111];2); POWER([.C20]-[.C111];2); POWER([.C27]-[.C111];2); POWER([.C34]-[.C111];2); POWER([.C41]-[.C111];2); POWER([.C48]-[.C111];2); POWER([.C55]-[.C111];2); POWER([.C62]-[.C111];2); POWER([.C69]-[.C111];2); POWER([.C76]-[.C111];2);  POWER([.C83]-[.C111];2); POWER([.C90]-[.C111];2); POWER([.C97]-[.C111];2); POWER([.C104]-[.C111];2)))" office:value-type="float" office:value="0" calcext:value-type="float">
            <text:p>0</text:p>
          </table:table-cell>
          <table:table-cell table:style-name="ce4" table:formula="of:=SQRT(1/15*SUM(POWER([.D6]-[.D111];2); POWER([.D13]-[.D111];2); POWER([.D20]-[.D111];2); POWER([.D27]-[.D111];2); POWER([.D34]-[.D111];2); POWER([.D41]-[.D111];2); POWER([.D48]-[.D111];2); POWER([.D55]-[.D111];2); POWER([.D62]-[.D111];2); POWER([.D69]-[.D111];2); POWER([.D76]-[.D111];2);  POWER([.D83]-[.D111];2); POWER([.D90]-[.D111];2); POWER([.D97]-[.D111];2); POWER([.D104]-[.D111];2)))" office:value-type="float" office:value="11.3668054732482" calcext:value-type="float">
            <text:p>11.37</text:p>
          </table:table-cell>
          <table:table-cell table:style-name="ce4" table:formula="of:=SQRT(1/15*SUM(POWER([.E6]-[.E111];2); POWER([.E13]-[.E111];2); POWER([.E20]-[.E111];2); POWER([.E27]-[.E111];2); POWER([.E34]-[.E111];2); POWER([.E41]-[.E111];2); POWER([.E48]-[.E111];2); POWER([.E55]-[.E111];2); POWER([.E62]-[.E111];2); POWER([.E69]-[.E111];2); POWER([.E76]-[.E111];2);  POWER([.E83]-[.E111];2); POWER([.E90]-[.E111];2); POWER([.E97]-[.E111];2); POWER([.E104]-[.E111];2)))" office:value-type="float" office:value="0.153877295993341" calcext:value-type="float">
            <text:p>0.15</text:p>
          </table:table-cell>
          <table:table-cell table:style-name="ce4" table:formula="of:=SQRT(1/15*SUM(POWER([.F6]-[.F111];2); POWER([.F13]-[.F111];2); POWER([.F20]-[.F111];2); POWER([.F27]-[.F111];2); POWER([.F34]-[.F111];2); POWER([.F41]-[.F111];2); POWER([.F48]-[.F111];2); POWER([.F55]-[.F111];2); POWER([.F62]-[.F111];2); POWER([.F69]-[.F111];2); POWER([.F76]-[.F111];2);  POWER([.F83]-[.F111];2); POWER([.F90]-[.F111];2); POWER([.F97]-[.F111];2); POWER([.F104]-[.F111];2)))" office:value-type="float" office:value="0.0230072452356499" calcext:value-type="float">
            <text:p>0.02</text:p>
          </table:table-cell>
          <table:table-cell table:style-name="ce4" table:formula="of:=SQRT(1/15*SUM(POWER([.G6]-[.G111];2); POWER([.G13]-[.G111];2); POWER([.G20]-[.G111];2); POWER([.G27]-[.G111];2); POWER([.G34]-[.G111];2); POWER([.G41]-[.G111];2); POWER([.G48]-[.G111];2); POWER([.G55]-[.G111];2); POWER([.G62]-[.G111];2); POWER([.G69]-[.G111];2); POWER([.G76]-[.G111];2);  POWER([.G83]-[.G111];2); POWER([.G90]-[.G111];2); POWER([.G97]-[.G111];2); POWER([.G104]-[.G111];2)))" office:value-type="float" office:value="0.0573643327047972" calcext:value-type="float">
            <text:p>0.06</text:p>
          </table:table-cell>
          <table:table-cell table:style-name="ce4" table:formula="of:=SQRT(1/15*SUM(POWER([.H6]-[.H111];2); POWER([.H13]-[.H111];2); POWER([.H20]-[.H111];2); POWER([.H27]-[.H111];2); POWER([.H34]-[.H111];2); POWER([.H41]-[.H111];2); POWER([.H48]-[.H111];2); POWER([.H55]-[.H111];2); POWER([.H62]-[.H111];2); POWER([.H69]-[.H111];2); POWER([.H76]-[.H111];2);  POWER([.H83]-[.H111];2); POWER([.H90]-[.H111];2); POWER([.H97]-[.H111];2); POWER([.H104]-[.H111];2)))" office:value-type="float" office:value="11.3586384160544" calcext:value-type="float">
            <text:p>11.36</text:p>
          </table:table-cell>
          <table:table-cell/>
          <table:table-cell office:value-type="string" calcext:value-type="string">
            <text:p>create-asset-4000</text:p>
          </table:table-cell>
          <table:table-cell table:formula="of:=SQRT(1/15*SUM(POWER([.K6]-[.K111];2); POWER([.K13]-[.K111];2); POWER([.K20]-[.K111];2); POWER([.K27]-[.K111];2); POWER([.K34]-[.K111];2); POWER([.K41]-[.K111];2); POWER([.K48]-[.K111];2); POWER([.K55]-[.K111];2); POWER([.K62]-[.K111];2); POWER([.K69]-[.K111];2); POWER([.K76]-[.K111];2);  POWER([.K83]-[.K111];2); POWER([.K90]-[.K111];2); POWER([.K97]-[.K111];2); POWER([.K104]-[.K111];2)))" office:value-type="float" office:value="3043.33023877174" calcext:value-type="float">
            <text:p>3043.33023877174</text:p>
          </table:table-cell>
          <table:table-cell table:formula="of:=SQRT(1/15*SUM(POWER([.L6]-[.L111];2); POWER([.L13]-[.L111];2); POWER([.L20]-[.L111];2); POWER([.L27]-[.L111];2); POWER([.L34]-[.L111];2); POWER([.L41]-[.L111];2); POWER([.L48]-[.L111];2); POWER([.L55]-[.L111];2); POWER([.L62]-[.L111];2); POWER([.L69]-[.L111];2); POWER([.L76]-[.L111];2);  POWER([.L83]-[.L111];2); POWER([.L90]-[.L111];2); POWER([.L97]-[.L111];2); POWER([.L104]-[.L111];2)))" office:value-type="float" office:value="0" calcext:value-type="float">
            <text:p>0</text:p>
          </table:table-cell>
          <table:table-cell table:style-name="ce4" table:formula="of:=SQRT(1/15*SUM(POWER([.M6]-[.M111];2); POWER([.M13]-[.M111];2); POWER([.M20]-[.M111];2); POWER([.M27]-[.M111];2); POWER([.M34]-[.M111];2); POWER([.M41]-[.M111];2); POWER([.M48]-[.M111];2); POWER([.M55]-[.M111];2); POWER([.M62]-[.M111];2); POWER([.M69]-[.M111];2); POWER([.M76]-[.M111];2);  POWER([.M83]-[.M111];2); POWER([.M90]-[.M111];2); POWER([.M97]-[.M111];2); POWER([.M104]-[.M111];2)))" office:value-type="float" office:value="10.2491192033484" calcext:value-type="float">
            <text:p>10.25</text:p>
          </table:table-cell>
          <table:table-cell table:style-name="ce4" table:formula="of:=SQRT(1/15*SUM(POWER([.N6]-[.N111];2); POWER([.N13]-[.N111];2); POWER([.N20]-[.N111];2); POWER([.N27]-[.N111];2); POWER([.N34]-[.N111];2); POWER([.N41]-[.N111];2); POWER([.N48]-[.N111];2); POWER([.N55]-[.N111];2); POWER([.N62]-[.N111];2); POWER([.N69]-[.N111];2); POWER([.N76]-[.N111];2);  POWER([.N83]-[.N111];2); POWER([.N90]-[.N111];2); POWER([.N97]-[.N111];2); POWER([.N104]-[.N111];2)))" office:value-type="float" office:value="0.358493142658731" calcext:value-type="float">
            <text:p>0.36</text:p>
          </table:table-cell>
          <table:table-cell table:style-name="ce4" table:formula="of:=SQRT(1/15*SUM(POWER([.O6]-[.O111];2); POWER([.O13]-[.O111];2); POWER([.O20]-[.O111];2); POWER([.O27]-[.O111];2); POWER([.O34]-[.O111];2); POWER([.O41]-[.O111];2); POWER([.O48]-[.O111];2); POWER([.O55]-[.O111];2); POWER([.O62]-[.O111];2); POWER([.O69]-[.O111];2); POWER([.O76]-[.O111];2);  POWER([.O83]-[.O111];2); POWER([.O90]-[.O111];2); POWER([.O97]-[.O111];2); POWER([.O104]-[.O111];2)))" office:value-type="float" office:value="0.024576411454889" calcext:value-type="float">
            <text:p>0.02</text:p>
          </table:table-cell>
          <table:table-cell table:style-name="ce4" table:formula="of:=SQRT(1/15*SUM(POWER([.P6]-[.P111];2); POWER([.P13]-[.P111];2); POWER([.P20]-[.P111];2); POWER([.P27]-[.P111];2); POWER([.P34]-[.P111];2); POWER([.P41]-[.P111];2); POWER([.P48]-[.P111];2); POWER([.P55]-[.P111];2); POWER([.P62]-[.P111];2); POWER([.P69]-[.P111];2); POWER([.P76]-[.P111];2);  POWER([.P83]-[.P111];2); POWER([.P90]-[.P111];2); POWER([.P97]-[.P111];2); POWER([.P104]-[.P111];2)))" office:value-type="float" office:value="0.0621110117272114" calcext:value-type="float">
            <text:p>0.06</text:p>
          </table:table-cell>
          <table:table-cell table:style-name="ce4" table:formula="of:=SQRT(1/15*SUM(POWER([.Q6]-[.Q111];2); POWER([.Q13]-[.Q111];2); POWER([.Q20]-[.Q111];2); POWER([.Q27]-[.Q111];2); POWER([.Q34]-[.Q111];2); POWER([.Q41]-[.Q111];2); POWER([.Q48]-[.Q111];2); POWER([.Q55]-[.Q111];2); POWER([.Q62]-[.Q111];2); POWER([.Q69]-[.Q111];2); POWER([.Q76]-[.Q111];2);  POWER([.Q83]-[.Q111];2); POWER([.Q90]-[.Q111];2); POWER([.Q97]-[.Q111];2); POWER([.Q104]-[.Q111];2)))" office:value-type="float" office:value="10.2291087914181" calcext:value-type="float">
            <text:p>10.23</text:p>
          </table:table-cell>
        </table:table-row>
        <table:table-row table:style-name="ro1">
          <table:table-cell office:value-type="string" calcext:value-type="string">
            <text:p>create-asset-8000</text:p>
          </table:table-cell>
          <table:table-cell table:formula="of:=SQRT(1/15*SUM(POWER([.B7]-[.B112];2); POWER([.B14]-[.B112];2); POWER([.B21]-[.B112];2); POWER([.B28]-[.B112];2); POWER([.B35]-[.B112];2); POWER([.B42]-[.B112];2); POWER([.B49]-[.B112];2); POWER([.B56]-[.B112];2); POWER([.B63]-[.B112];2); POWER([.B70]-[.B112];2); POWER([.B77]-[.B112];2);  POWER([.B84]-[.B112];2); POWER([.B91]-[.B112];2); POWER([.B98]-[.B112];2); POWER([.B105]-[.B112];2)))" office:value-type="float" office:value="2287.15968251742" calcext:value-type="float">
            <text:p>2287.15968251742</text:p>
          </table:table-cell>
          <table:table-cell table:formula="of:=SQRT(1/15*SUM(POWER([.C7]-[.C112];2); POWER([.C14]-[.C112];2); POWER([.C21]-[.C112];2); POWER([.C28]-[.C112];2); POWER([.C35]-[.C112];2); POWER([.C42]-[.C112];2); POWER([.C49]-[.C112];2); POWER([.C56]-[.C112];2); POWER([.C63]-[.C112];2); POWER([.C70]-[.C112];2); POWER([.C77]-[.C112];2);  POWER([.C84]-[.C112];2); POWER([.C91]-[.C112];2); POWER([.C98]-[.C112];2); POWER([.C105]-[.C112];2)))" office:value-type="float" office:value="0" calcext:value-type="float">
            <text:p>0</text:p>
          </table:table-cell>
          <table:table-cell table:style-name="ce4" table:formula="of:=SQRT(1/15*SUM(POWER([.D7]-[.D112];2); POWER([.D14]-[.D112];2); POWER([.D21]-[.D112];2); POWER([.D28]-[.D112];2); POWER([.D35]-[.D112];2); POWER([.D42]-[.D112];2); POWER([.D49]-[.D112];2); POWER([.D56]-[.D112];2); POWER([.D63]-[.D112];2); POWER([.D70]-[.D112];2); POWER([.D77]-[.D112];2);  POWER([.D84]-[.D112];2); POWER([.D91]-[.D112];2); POWER([.D98]-[.D112];2); POWER([.D105]-[.D112];2)))" office:value-type="float" office:value="7.70041845904781" calcext:value-type="float">
            <text:p>7.70</text:p>
          </table:table-cell>
          <table:table-cell table:style-name="ce4" table:formula="of:=SQRT(1/15*SUM(POWER([.E7]-[.E112];2); POWER([.E14]-[.E112];2); POWER([.E21]-[.E112];2); POWER([.E28]-[.E112];2); POWER([.E35]-[.E112];2); POWER([.E42]-[.E112];2); POWER([.E49]-[.E112];2); POWER([.E56]-[.E112];2); POWER([.E63]-[.E112];2); POWER([.E70]-[.E112];2); POWER([.E77]-[.E112];2);  POWER([.E84]-[.E112];2); POWER([.E91]-[.E112];2); POWER([.E98]-[.E112];2); POWER([.E105]-[.E112];2)))" office:value-type="float" office:value="0.233316189846406" calcext:value-type="float">
            <text:p>0.23</text:p>
          </table:table-cell>
          <table:table-cell table:style-name="ce4" table:formula="of:=SQRT(1/15*SUM(POWER([.F7]-[.F112];2); POWER([.F14]-[.F112];2); POWER([.F21]-[.F112];2); POWER([.F28]-[.F112];2); POWER([.F35]-[.F112];2); POWER([.F42]-[.F112];2); POWER([.F49]-[.F112];2); POWER([.F56]-[.F112];2); POWER([.F63]-[.F112];2); POWER([.F70]-[.F112];2); POWER([.F77]-[.F112];2);  POWER([.F84]-[.F112];2); POWER([.F91]-[.F112];2); POWER([.F98]-[.F112];2); POWER([.F105]-[.F112];2)))" office:value-type="float" office:value="0.0203306009093025" calcext:value-type="float">
            <text:p>0.02</text:p>
          </table:table-cell>
          <table:table-cell table:style-name="ce4" table:formula="of:=SQRT(1/15*SUM(POWER([.G7]-[.G112];2); POWER([.G14]-[.G112];2); POWER([.G21]-[.G112];2); POWER([.G28]-[.G112];2); POWER([.G35]-[.G112];2); POWER([.G42]-[.G112];2); POWER([.G49]-[.G112];2); POWER([.G56]-[.G112];2); POWER([.G63]-[.G112];2); POWER([.G70]-[.G112];2); POWER([.G77]-[.G112];2);  POWER([.G84]-[.G112];2); POWER([.G91]-[.G112];2); POWER([.G98]-[.G112];2); POWER([.G105]-[.G112];2)))" office:value-type="float" office:value="0.0630238050263549" calcext:value-type="float">
            <text:p>0.06</text:p>
          </table:table-cell>
          <table:table-cell table:style-name="ce4" table:formula="of:=SQRT(1/15*SUM(POWER([.H7]-[.H112];2); POWER([.H14]-[.H112];2); POWER([.H21]-[.H112];2); POWER([.H28]-[.H112];2); POWER([.H35]-[.H112];2); POWER([.H42]-[.H112];2); POWER([.H49]-[.H112];2); POWER([.H56]-[.H112];2); POWER([.H63]-[.H112];2); POWER([.H70]-[.H112];2); POWER([.H77]-[.H112];2);  POWER([.H84]-[.H112];2); POWER([.H91]-[.H112];2); POWER([.H98]-[.H112];2); POWER([.H105]-[.H112];2)))" office:value-type="float" office:value="7.6845299140546" calcext:value-type="float">
            <text:p>7.68</text:p>
          </table:table-cell>
          <table:table-cell/>
          <table:table-cell office:value-type="string" calcext:value-type="string">
            <text:p>create-asset-8000</text:p>
          </table:table-cell>
          <table:table-cell table:formula="of:=SQRT(1/15*SUM(POWER([.K7]-[.K112];2); POWER([.K14]-[.K112];2); POWER([.K21]-[.K112];2); POWER([.K28]-[.K112];2); POWER([.K35]-[.K112];2); POWER([.K42]-[.K112];2); POWER([.K49]-[.K112];2); POWER([.K56]-[.K112];2); POWER([.K63]-[.K112];2); POWER([.K70]-[.K112];2); POWER([.K77]-[.K112];2);  POWER([.K84]-[.K112];2); POWER([.K91]-[.K112];2); POWER([.K98]-[.K112];2); POWER([.K105]-[.K112];2)))" office:value-type="float" office:value="1955.57271974794" calcext:value-type="float">
            <text:p>1955.57271974794</text:p>
          </table:table-cell>
          <table:table-cell table:formula="of:=SQRT(1/15*SUM(POWER([.L7]-[.L112];2); POWER([.L14]-[.L112];2); POWER([.L21]-[.L112];2); POWER([.L28]-[.L112];2); POWER([.L35]-[.L112];2); POWER([.L42]-[.L112];2); POWER([.L49]-[.L112];2); POWER([.L56]-[.L112];2); POWER([.L63]-[.L112];2); POWER([.L70]-[.L112];2); POWER([.L77]-[.L112];2);  POWER([.L84]-[.L112];2); POWER([.L91]-[.L112];2); POWER([.L98]-[.L112];2); POWER([.L105]-[.L112];2)))" office:value-type="float" office:value="0" calcext:value-type="float">
            <text:p>0</text:p>
          </table:table-cell>
          <table:table-cell table:style-name="ce4" table:formula="of:=SQRT(1/15*SUM(POWER([.M7]-[.M112];2); POWER([.M14]-[.M112];2); POWER([.M21]-[.M112];2); POWER([.M28]-[.M112];2); POWER([.M35]-[.M112];2); POWER([.M42]-[.M112];2); POWER([.M49]-[.M112];2); POWER([.M56]-[.M112];2); POWER([.M63]-[.M112];2); POWER([.M70]-[.M112];2); POWER([.M77]-[.M112];2);  POWER([.M84]-[.M112];2); POWER([.M91]-[.M112];2); POWER([.M98]-[.M112];2); POWER([.M105]-[.M112];2)))" office:value-type="float" office:value="6.59348162960964" calcext:value-type="float">
            <text:p>6.59</text:p>
          </table:table-cell>
          <table:table-cell table:style-name="ce4" table:formula="of:=SQRT(1/15*SUM(POWER([.N7]-[.N112];2); POWER([.N14]-[.N112];2); POWER([.N21]-[.N112];2); POWER([.N28]-[.N112];2); POWER([.N35]-[.N112];2); POWER([.N42]-[.N112];2); POWER([.N49]-[.N112];2); POWER([.N56]-[.N112];2); POWER([.N63]-[.N112];2); POWER([.N70]-[.N112];2); POWER([.N77]-[.N112];2);  POWER([.N84]-[.N112];2); POWER([.N91]-[.N112];2); POWER([.N98]-[.N112];2); POWER([.N105]-[.N112];2)))" office:value-type="float" office:value="0.228881337523763" calcext:value-type="float">
            <text:p>0.23</text:p>
          </table:table-cell>
          <table:table-cell table:style-name="ce4" table:formula="of:=SQRT(1/15*SUM(POWER([.O7]-[.O112];2); POWER([.O14]-[.O112];2); POWER([.O21]-[.O112];2); POWER([.O28]-[.O112];2); POWER([.O35]-[.O112];2); POWER([.O42]-[.O112];2); POWER([.O49]-[.O112];2); POWER([.O56]-[.O112];2); POWER([.O63]-[.O112];2); POWER([.O70]-[.O112];2); POWER([.O77]-[.O112];2);  POWER([.O84]-[.O112];2); POWER([.O91]-[.O112];2); POWER([.O98]-[.O112];2); POWER([.O105]-[.O112];2)))" office:value-type="float" office:value="0.0190438091427809" calcext:value-type="float">
            <text:p>0.02</text:p>
          </table:table-cell>
          <table:table-cell table:style-name="ce4" table:formula="of:=SQRT(1/15*SUM(POWER([.P7]-[.P112];2); POWER([.P14]-[.P112];2); POWER([.P21]-[.P112];2); POWER([.P28]-[.P112];2); POWER([.P35]-[.P112];2); POWER([.P42]-[.P112];2); POWER([.P49]-[.P112];2); POWER([.P56]-[.P112];2); POWER([.P63]-[.P112];2); POWER([.P70]-[.P112];2); POWER([.P77]-[.P112];2);  POWER([.P84]-[.P112];2); POWER([.P91]-[.P112];2); POWER([.P98]-[.P112];2); POWER([.P105]-[.P112];2)))" office:value-type="float" office:value="0.0682446579105891" calcext:value-type="float">
            <text:p>0.07</text:p>
          </table:table-cell>
          <table:table-cell table:style-name="ce4" table:formula="of:=SQRT(1/15*SUM(POWER([.Q7]-[.Q112];2); POWER([.Q14]-[.Q112];2); POWER([.Q21]-[.Q112];2); POWER([.Q28]-[.Q112];2); POWER([.Q35]-[.Q112];2); POWER([.Q42]-[.Q112];2); POWER([.Q49]-[.Q112];2); POWER([.Q56]-[.Q112];2); POWER([.Q63]-[.Q112];2); POWER([.Q70]-[.Q112];2); POWER([.Q77]-[.Q112];2);  POWER([.Q84]-[.Q112];2); POWER([.Q91]-[.Q112];2); POWER([.Q98]-[.Q112];2); POWER([.Q105]-[.Q112];2)))" office:value-type="float" office:value="6.58589401676037" calcext:value-type="float">
            <text:p>6.59</text:p>
          </table:table-cell>
        </table:table-row>
        <table:table-row table:style-name="ro1">
          <table:table-cell office:value-type="string" calcext:value-type="string">
            <text:p>create-asset-16000</text:p>
          </table:table-cell>
          <table:table-cell table:formula="of:=SQRT(1/15*SUM(POWER([.B8]-[.B113];2); POWER([.B15]-[.B113];2); POWER([.B22]-[.B113];2); POWER([.B29]-[.B113];2); POWER([.B36]-[.B113];2); POWER([.B43]-[.B113];2); POWER([.B50]-[.B113];2); POWER([.B57]-[.B113];2); POWER([.B64]-[.B113];2); POWER([.B71]-[.B113];2); POWER([.B78]-[.B113];2);  POWER([.B85]-[.B113];2); POWER([.B92]-[.B113];2); POWER([.B99]-[.B113];2); POWER([.B106]-[.B113];2)))" office:value-type="float" office:value="1623.66805173414" calcext:value-type="float">
            <text:p>1623.66805173414</text:p>
          </table:table-cell>
          <table:table-cell table:formula="of:=SQRT(1/15*SUM(POWER([.C8]-[.C113];2); POWER([.C15]-[.C113];2); POWER([.C22]-[.C113];2); POWER([.C29]-[.C113];2); POWER([.C36]-[.C113];2); POWER([.C43]-[.C113];2); POWER([.C50]-[.C113];2); POWER([.C57]-[.C113];2); POWER([.C64]-[.C113];2); POWER([.C71]-[.C113];2); POWER([.C78]-[.C113];2);  POWER([.C85]-[.C113];2); POWER([.C92]-[.C113];2); POWER([.C99]-[.C113];2); POWER([.C106]-[.C113];2)))" office:value-type="float" office:value="0" calcext:value-type="float">
            <text:p>0</text:p>
          </table:table-cell>
          <table:table-cell table:style-name="ce4" table:formula="of:=SQRT(1/15*SUM(POWER([.D8]-[.D113];2); POWER([.D15]-[.D113];2); POWER([.D22]-[.D113];2); POWER([.D29]-[.D113];2); POWER([.D36]-[.D113];2); POWER([.D43]-[.D113];2); POWER([.D50]-[.D113];2); POWER([.D57]-[.D113];2); POWER([.D64]-[.D113];2); POWER([.D71]-[.D113];2); POWER([.D78]-[.D113];2);  POWER([.D85]-[.D113];2); POWER([.D92]-[.D113];2); POWER([.D99]-[.D113];2); POWER([.D106]-[.D113];2)))" office:value-type="float" office:value="5.47665753701817" calcext:value-type="float">
            <text:p>5.48</text:p>
          </table:table-cell>
          <table:table-cell table:style-name="ce4" table:formula="of:=SQRT(1/15*SUM(POWER([.E8]-[.E113];2); POWER([.E15]-[.E113];2); POWER([.E22]-[.E113];2); POWER([.E29]-[.E113];2); POWER([.E36]-[.E113];2); POWER([.E43]-[.E113];2); POWER([.E50]-[.E113];2); POWER([.E57]-[.E113];2); POWER([.E64]-[.E113];2); POWER([.E71]-[.E113];2); POWER([.E78]-[.E113];2);  POWER([.E85]-[.E113];2); POWER([.E92]-[.E113];2); POWER([.E99]-[.E113];2); POWER([.E106]-[.E113];2)))" office:value-type="float" office:value="0.194788774488333" calcext:value-type="float">
            <text:p>0.19</text:p>
          </table:table-cell>
          <table:table-cell table:style-name="ce4" table:formula="of:=SQRT(1/15*SUM(POWER([.F8]-[.F113];2); POWER([.F15]-[.F113];2); POWER([.F22]-[.F113];2); POWER([.F29]-[.F113];2); POWER([.F36]-[.F113];2); POWER([.F43]-[.F113];2); POWER([.F50]-[.F113];2); POWER([.F57]-[.F113];2); POWER([.F64]-[.F113];2); POWER([.F71]-[.F113];2); POWER([.F78]-[.F113];2);  POWER([.F85]-[.F113];2); POWER([.F92]-[.F113];2); POWER([.F99]-[.F113];2); POWER([.F106]-[.F113];2)))" office:value-type="float" office:value="0.0255081686262786" calcext:value-type="float">
            <text:p>0.03</text:p>
          </table:table-cell>
          <table:table-cell table:style-name="ce4" table:formula="of:=SQRT(1/15*SUM(POWER([.G8]-[.G113];2); POWER([.G15]-[.G113];2); POWER([.G22]-[.G113];2); POWER([.G29]-[.G113];2); POWER([.G36]-[.G113];2); POWER([.G43]-[.G113];2); POWER([.G50]-[.G113];2); POWER([.G57]-[.G113];2); POWER([.G64]-[.G113];2); POWER([.G71]-[.G113];2); POWER([.G78]-[.G113];2);  POWER([.G85]-[.G113];2); POWER([.G92]-[.G113];2); POWER([.G99]-[.G113];2); POWER([.G106]-[.G113];2)))" office:value-type="float" office:value="0.0675080242144097" calcext:value-type="float">
            <text:p>0.07</text:p>
          </table:table-cell>
          <table:table-cell table:style-name="ce4" table:formula="of:=SQRT(1/15*SUM(POWER([.H8]-[.H113];2); POWER([.H15]-[.H113];2); POWER([.H22]-[.H113];2); POWER([.H29]-[.H113];2); POWER([.H36]-[.H113];2); POWER([.H43]-[.H113];2); POWER([.H50]-[.H113];2); POWER([.H57]-[.H113];2); POWER([.H64]-[.H113];2); POWER([.H71]-[.H113];2); POWER([.H78]-[.H113];2);  POWER([.H85]-[.H113];2); POWER([.H92]-[.H113];2); POWER([.H99]-[.H113];2); POWER([.H106]-[.H113];2)))" office:value-type="float" office:value="5.45469420672588" calcext:value-type="float">
            <text:p>5.45</text:p>
          </table:table-cell>
          <table:table-cell/>
          <table:table-cell office:value-type="string" calcext:value-type="string">
            <text:p>create-asset-16000</text:p>
          </table:table-cell>
          <table:table-cell table:formula="of:=SQRT(1/15*SUM(POWER([.K8]-[.K113];2); POWER([.K15]-[.K113];2); POWER([.K22]-[.K113];2); POWER([.K29]-[.K113];2); POWER([.K36]-[.K113];2); POWER([.K43]-[.K113];2); POWER([.K50]-[.K113];2); POWER([.K57]-[.K113];2); POWER([.K64]-[.K113];2); POWER([.K71]-[.K113];2); POWER([.K78]-[.K113];2);  POWER([.K85]-[.K113];2); POWER([.K92]-[.K113];2); POWER([.K99]-[.K113];2); POWER([.K106]-[.K113];2)))" office:value-type="float" office:value="1575.68093639967" calcext:value-type="float">
            <text:p>1575.68093639967</text:p>
          </table:table-cell>
          <table:table-cell table:formula="of:=SQRT(1/15*SUM(POWER([.L8]-[.L113];2); POWER([.L15]-[.L113];2); POWER([.L22]-[.L113];2); POWER([.L29]-[.L113];2); POWER([.L36]-[.L113];2); POWER([.L43]-[.L113];2); POWER([.L50]-[.L113];2); POWER([.L57]-[.L113];2); POWER([.L64]-[.L113];2); POWER([.L71]-[.L113];2); POWER([.L78]-[.L113];2);  POWER([.L85]-[.L113];2); POWER([.L92]-[.L113];2); POWER([.L99]-[.L113];2); POWER([.L106]-[.L113];2)))" office:value-type="float" office:value="0" calcext:value-type="float">
            <text:p>0</text:p>
          </table:table-cell>
          <table:table-cell table:style-name="ce4" table:formula="of:=SQRT(1/15*SUM(POWER([.M8]-[.M113];2); POWER([.M15]-[.M113];2); POWER([.M22]-[.M113];2); POWER([.M29]-[.M113];2); POWER([.M36]-[.M113];2); POWER([.M43]-[.M113];2); POWER([.M50]-[.M113];2); POWER([.M57]-[.M113];2); POWER([.M64]-[.M113];2); POWER([.M71]-[.M113];2); POWER([.M78]-[.M113];2);  POWER([.M85]-[.M113];2); POWER([.M92]-[.M113];2); POWER([.M99]-[.M113];2); POWER([.M106]-[.M113];2)))" office:value-type="float" office:value="5.31200736277938" calcext:value-type="float">
            <text:p>5.31</text:p>
          </table:table-cell>
          <table:table-cell table:style-name="ce4" table:formula="of:=SQRT(1/15*SUM(POWER([.N8]-[.N113];2); POWER([.N15]-[.N113];2); POWER([.N22]-[.N113];2); POWER([.N29]-[.N113];2); POWER([.N36]-[.N113];2); POWER([.N43]-[.N113];2); POWER([.N50]-[.N113];2); POWER([.N57]-[.N113];2); POWER([.N64]-[.N113];2); POWER([.N71]-[.N113];2); POWER([.N78]-[.N113];2);  POWER([.N85]-[.N113];2); POWER([.N92]-[.N113];2); POWER([.N99]-[.N113];2); POWER([.N106]-[.N113];2)))" office:value-type="float" office:value="0.384187454245971" calcext:value-type="float">
            <text:p>0.38</text:p>
          </table:table-cell>
          <table:table-cell table:style-name="ce4" table:formula="of:=SQRT(1/15*SUM(POWER([.O8]-[.O113];2); POWER([.O15]-[.O113];2); POWER([.O22]-[.O113];2); POWER([.O29]-[.O113];2); POWER([.O36]-[.O113];2); POWER([.O43]-[.O113];2); POWER([.O50]-[.O113];2); POWER([.O57]-[.O113];2); POWER([.O64]-[.O113];2); POWER([.O71]-[.O113];2); POWER([.O78]-[.O113];2);  POWER([.O85]-[.O113];2); POWER([.O92]-[.O113];2); POWER([.O99]-[.O113];2); POWER([.O106]-[.O113];2)))" office:value-type="float" office:value="0.0495445927086566" calcext:value-type="float">
            <text:p>0.05</text:p>
          </table:table-cell>
          <table:table-cell table:style-name="ce4" table:formula="of:=SQRT(1/15*SUM(POWER([.P8]-[.P113];2); POWER([.P15]-[.P113];2); POWER([.P22]-[.P113];2); POWER([.P29]-[.P113];2); POWER([.P36]-[.P113];2); POWER([.P43]-[.P113];2); POWER([.P50]-[.P113];2); POWER([.P57]-[.P113];2); POWER([.P64]-[.P113];2); POWER([.P71]-[.P113];2); POWER([.P78]-[.P113];2);  POWER([.P85]-[.P113];2); POWER([.P92]-[.P113];2); POWER([.P99]-[.P113];2); POWER([.P106]-[.P113];2)))" office:value-type="float" office:value="0.0764780287984002" calcext:value-type="float">
            <text:p>0.08</text:p>
          </table:table-cell>
          <table:table-cell table:style-name="ce4" table:formula="of:=SQRT(1/15*SUM(POWER([.Q8]-[.Q113];2); POWER([.Q15]-[.Q113];2); POWER([.Q22]-[.Q113];2); POWER([.Q29]-[.Q113];2); POWER([.Q36]-[.Q113];2); POWER([.Q43]-[.Q113];2); POWER([.Q50]-[.Q113];2); POWER([.Q57]-[.Q113];2); POWER([.Q64]-[.Q113];2); POWER([.Q71]-[.Q113];2); POWER([.Q78]-[.Q113];2);  POWER([.Q85]-[.Q113];2); POWER([.Q92]-[.Q113];2); POWER([.Q99]-[.Q113];2); POWER([.Q106]-[.Q113];2)))" office:value-type="float" office:value="5.28597305243898" calcext:value-type="float">
            <text:p>5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7:49:06.92319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13T17:51:28.211683028</dc:date>
    <meta:editing-duration>PT6M42S</meta:editing-duration>
    <meta:editing-cycles>3</meta:editing-cycles>
    <meta:document-statistic meta:table-count="1" meta:cell-count="141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Evaluation.H116:Evaluation.H120" chart:error-lower-range="Evaluation.H116:Evaluation.H12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valuation.H116:Evaluation.H120" chart:error-lower-range="Evaluation.H116:Evaluation.H120" loext:std-weight="1"/>
      <style:graphic-properties draw:stroke="solid" svg:stroke-width="0cm" svg:stroke-color="#2a6099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Evaluation.Q116:Evaluation.Q120" chart:error-lower-range="Evaluation.Q116:Evaluation.Q12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valuation.Q116:Evaluation.Q120" chart:error-lower-range="Evaluation.Q116:Evaluation.Q120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title svg:x="5.927cm" svg:y="0.316cm" chart:style-name="ch2">
          <text:p>Average Throughput</text:p>
        </chart:title>
        <chart:legend chart:legend-position="end" svg:x="12.899cm" svg:y="3.955cm" style:legend-expansion="high" chart:style-name="ch3"/>
        <chart:plot-area chart:style-name="ch4" table:cell-range-address="Evaluation.A109:Evaluation.A113 Evaluation.H109:Evaluation.H113 Evaluation.Q109:Evaluation.Q113" chart:data-source-has-labels="both" svg:x="1.331cm" svg:y="1.275cm" svg:width="11.248cm" svg:height="6.57cm">
          <chart:coordinate-region svg:x="2.614cm" svg:y="1.474cm" svg:width="9.5cm" svg:height="5.724cm"/>
          <chart:axis chart:dimension="x" chart:name="primary-x" chart:style-name="ch5" chartooo:axis-type="auto">
            <chartooo:date-scale/>
            <chart:title svg:x="6.144cm" svg:y="8.025cm" chart:style-name="ch6">
              <text:p>Asset Size</text:p>
            </chart:title>
            <chart:categories table:cell-range-address="Evaluation.A109:Evaluation.A113"/>
          </chart:axis>
          <chart:axis chart:dimension="y" chart:name="primary-y" chart:style-name="ch7">
            <chart:title svg:x="0.451cm" svg:y="5.9cm" chart:style-name="ch8">
              <text:p>Throughput (TPS)</text:p>
            </chart:title>
            <chart:grid chart:style-name="ch9" chart:class="major"/>
          </chart:axis>
          <chart:series chart:style-name="ch10" chart:values-cell-range-address="Evaluation.H109:Evaluation.H113" loext:label-string="hyperledger" chart:class="chart:line">
            <chart:error-indicator chart:style-name="ch11" chart:dimension="y"/>
            <chart:data-point chart:style-name="ch12"/>
            <chart:data-point chart:repeated="4"/>
          </chart:series>
          <chart:series chart:style-name="ch13" chart:values-cell-range-address="Evaluation.Q109:Evaluation.Q113" loext:label-string="fabricstar" chart:class="chart:line">
            <chart:error-indicator chart:style-name="ch14" chart:dimension="y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ledger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fabricstar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Evaluation.A109:Evaluation.A113</svg:desc>
                </draw:g>
              </table:table-cell>
              <table:table-cell office:value-type="float" office:value="509.306666666667">
                <text:p>509.306666666667</text:p>
                <draw:g>
                  <svg:desc>Evaluation.H109:Evaluation.H113</svg:desc>
                </draw:g>
              </table:table-cell>
              <table:table-cell office:value-type="float" office:value="42.029709069234">
                <text:p>42.029709069234</text:p>
                <draw:g>
                  <svg:desc>Evaluation.H116:Evaluation.H120</svg:desc>
                </draw:g>
              </table:table-cell>
              <table:table-cell office:value-type="float" office:value="42.029709069234">
                <text:p>42.029709069234</text:p>
                <draw:g>
                  <svg:desc>Evaluation.H116:Evaluation.H120</svg:desc>
                </draw:g>
              </table:table-cell>
              <table:table-cell office:value-type="float" office:value="430.393333333333">
                <text:p>430.393333333333</text:p>
                <draw:g>
                  <svg:desc>Evaluation.Q109:Evaluation.Q113</svg:desc>
                </draw:g>
              </table:table-cell>
              <table:table-cell office:value-type="float" office:value="36.1335135296859">
                <text:p>36.1335135296859</text:p>
                <draw:g>
                  <svg:desc>Evaluation.Q116:Evaluation.Q120</svg:desc>
                </draw:g>
              </table:table-cell>
              <table:table-cell office:value-type="float" office:value="36.1335135296859">
                <text:p>36.1335135296859</text:p>
                <draw:g>
                  <svg:desc>Evaluation.Q116:Evaluation.Q12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6.98">
                <text:p>206.98</text:p>
              </table:table-cell>
              <table:table-cell office:value-type="float" office:value="17.4300353795778">
                <text:p>17.4300353795778</text:p>
              </table:table-cell>
              <table:table-cell office:value-type="float" office:value="17.4300353795778">
                <text:p>17.4300353795778</text:p>
              </table:table-cell>
              <table:table-cell office:value-type="float" office:value="191.486666666667">
                <text:p>191.486666666667</text:p>
              </table:table-cell>
              <table:table-cell office:value-type="float" office:value="15.6358690196612">
                <text:p>15.6358690196612</text:p>
              </table:table-cell>
              <table:table-cell office:value-type="float" office:value="15.6358690196612">
                <text:p>15.635869019661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4.12">
                <text:p>144.12</text:p>
              </table:table-cell>
              <table:table-cell office:value-type="float" office:value="11.3586384160544">
                <text:p>11.3586384160544</text:p>
              </table:table-cell>
              <table:table-cell office:value-type="float" office:value="11.3586384160544">
                <text:p>11.3586384160544</text:p>
              </table:table-cell>
              <table:table-cell office:value-type="float" office:value="138.32">
                <text:p>138.32</text:p>
              </table:table-cell>
              <table:table-cell office:value-type="float" office:value="10.2291087914181">
                <text:p>10.2291087914181</text:p>
              </table:table-cell>
              <table:table-cell office:value-type="float" office:value="10.2291087914181">
                <text:p>10.22910879141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3.5333333333333">
                <text:p>93.5333333333333</text:p>
              </table:table-cell>
              <table:table-cell office:value-type="float" office:value="7.6845299140546">
                <text:p>7.6845299140546</text:p>
              </table:table-cell>
              <table:table-cell office:value-type="float" office:value="7.6845299140546">
                <text:p>7.6845299140546</text:p>
              </table:table-cell>
              <table:table-cell office:value-type="float" office:value="90">
                <text:p>90</text:p>
              </table:table-cell>
              <table:table-cell office:value-type="float" office:value="6.58589401676037">
                <text:p>6.58589401676037</text:p>
              </table:table-cell>
              <table:table-cell office:value-type="float" office:value="6.58589401676037">
                <text:p>6.585894016760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9.6133333333333">
                <text:p>69.6133333333333</text:p>
              </table:table-cell>
              <table:table-cell office:value-type="float" office:value="5.45469420672588">
                <text:p>5.45469420672588</text:p>
              </table:table-cell>
              <table:table-cell office:value-type="float" office:value="5.45469420672588">
                <text:p>5.45469420672588</text:p>
              </table:table-cell>
              <table:table-cell office:value-type="float" office:value="66.9533333333333">
                <text:p>66.9533333333333</text:p>
              </table:table-cell>
              <table:table-cell office:value-type="float" office:value="5.28597305243898">
                <text:p>5.28597305243898</text:p>
              </table:table-cell>
              <table:table-cell office:value-type="float" office:value="5.28597305243898">
                <text:p>5.28597305243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7.13cm" svg:y="0.316cm" chart:style-name="ch2">
          <text:p>Latency</text:p>
        </chart:title>
        <chart:legend chart:legend-position="end" svg:x="12.614cm" svg:y="2.958cm" style:legend-expansion="high" chart:style-name="ch3"/>
        <chart:plot-area chart:style-name="ch4" table:cell-range-address="Evaluation.A109:Evaluation.A113 Evaluation.E109:Evaluation.G113 Evaluation.N109:Evaluation.P113" chart:data-source-has-labels="both" svg:x="1.33cm" svg:y="1.275cm" svg:width="10.965cm" svg:height="6.569cm">
          <chart:coordinate-region svg:x="2.242cm" svg:y="1.474cm" svg:width="10.053cm" svg:height="5.723cm"/>
          <chart:axis chart:dimension="x" chart:name="primary-x" chart:style-name="ch5" chartooo:axis-type="auto">
            <chartooo:date-scale/>
            <chart:title svg:x="6.001cm" svg:y="8.024cm" chart:style-name="ch6">
              <text:p>Asset Size</text:p>
            </chart:title>
            <chart:categories table:cell-range-address="Evaluation.A109:Evaluation.A113"/>
          </chart:axis>
          <chart:axis chart:dimension="y" chart:name="primary-y" chart:style-name="ch7">
            <chart:title svg:x="0.451cm" svg:y="5.582cm" chart:style-name="ch8">
              <text:p>Latency (sec)</text:p>
            </chart:title>
            <chart:grid chart:style-name="ch9" chart:class="major"/>
          </chart:axis>
          <chart:series chart:style-name="ch10" chart:values-cell-range-address="Evaluation.E109:Evaluation.E113" loext:label-string="hyperledger_max" chart:class="chart:bar">
            <chart:data-point chart:repeated="5"/>
          </chart:series>
          <chart:series chart:style-name="ch11" chart:values-cell-range-address="Evaluation.G109:Evaluation.G113" loext:label-string="hyperledger_avg" chart:class="chart:bar">
            <chart:data-point chart:repeated="5"/>
          </chart:series>
          <chart:series chart:style-name="ch12" chart:values-cell-range-address="Evaluation.F109:Evaluation.F113" loext:label-string="hyperledger_min" chart:class="chart:bar">
            <chart:data-point chart:repeated="5"/>
          </chart:series>
          <chart:series chart:style-name="ch13" chart:values-cell-range-address="Evaluation.N109:Evaluation.N113" loext:label-string="fabricstar_max" chart:class="chart:bar">
            <chart:data-point chart:repeated="5"/>
          </chart:series>
          <chart:series chart:style-name="ch14" chart:values-cell-range-address="Evaluation.P109:Evaluation.P113" loext:label-string="fabricstar_avg" chart:class="chart:bar">
            <chart:data-point chart:repeated="5"/>
          </chart:series>
          <chart:series chart:style-name="ch15" chart:values-cell-range-address="Evaluation.O109:Evaluation.O113" loext:label-string="fabricstar_min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ledger_max</text:p>
              </table:table-cell>
              <table:table-cell office:value-type="string">
                <text:p>hyperledger_avg</text:p>
              </table:table-cell>
              <table:table-cell office:value-type="string">
                <text:p>hyperledger_min</text:p>
              </table:table-cell>
              <table:table-cell office:value-type="string">
                <text:p>fabricstar_max</text:p>
              </table:table-cell>
              <table:table-cell office:value-type="string">
                <text:p>fabricstar_avg</text:p>
              </table:table-cell>
              <table:table-cell office:value-type="string">
                <text:p>fabricstar_min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Evaluation.A109:Evaluation.A113</svg:desc>
                </draw:g>
              </table:table-cell>
              <table:table-cell office:value-type="float" office:value="3.19733333333333">
                <text:p>3.19733333333333</text:p>
                <draw:g>
                  <svg:desc>Evaluation.E109:Evaluation.E113</svg:desc>
                </draw:g>
              </table:table-cell>
              <table:table-cell office:value-type="float" office:value="1.09333333333333">
                <text:p>1.09333333333333</text:p>
                <draw:g>
                  <svg:desc>Evaluation.G109:Evaluation.G113</svg:desc>
                </draw:g>
              </table:table-cell>
              <table:table-cell office:value-type="float" office:value="0.174666666666667">
                <text:p>0.174666666666667</text:p>
                <draw:g>
                  <svg:desc>Evaluation.F109:Evaluation.F113</svg:desc>
                </draw:g>
              </table:table-cell>
              <table:table-cell office:value-type="float" office:value="4.15733333333333">
                <text:p>4.15733333333333</text:p>
                <draw:g>
                  <svg:desc>Evaluation.N109:Evaluation.N113</svg:desc>
                </draw:g>
              </table:table-cell>
              <table:table-cell office:value-type="float" office:value="1.23266666666667">
                <text:p>1.23266666666667</text:p>
                <draw:g>
                  <svg:desc>Evaluation.P109:Evaluation.P113</svg:desc>
                </draw:g>
              </table:table-cell>
              <table:table-cell office:value-type="float" office:value="0.164">
                <text:p>0.164</text:p>
                <draw:g>
                  <svg:desc>Evaluation.O109:Evaluation.O1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63866666666667">
                <text:p>1.63866666666667</text:p>
              </table:table-cell>
              <table:table-cell office:value-type="float" office:value="0.776">
                <text:p>0.776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1.96533333333333">
                <text:p>1.96533333333333</text:p>
              </table:table-cell>
              <table:table-cell office:value-type="float" office:value="0.830666666666667">
                <text:p>0.83066666666666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65266666666667">
                <text:p>1.65266666666667</text:p>
              </table:table-cell>
              <table:table-cell office:value-type="float" office:value="0.754">
                <text:p>0.754</text:p>
              </table:table-cell>
              <table:table-cell office:value-type="float" office:value="0.152">
                <text:p>0.152</text:p>
              </table:table-cell>
              <table:table-cell office:value-type="float" office:value="1.928">
                <text:p>1.928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155333333333333">
                <text:p>0.155333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83466666666667">
                <text:p>1.83466666666667</text:p>
              </table:table-cell>
              <table:table-cell office:value-type="float" office:value="0.788">
                <text:p>0.788</text:p>
              </table:table-cell>
              <table:table-cell office:value-type="float" office:value="0.152">
                <text:p>0.152</text:p>
              </table:table-cell>
              <table:table-cell office:value-type="float" office:value="2.108">
                <text:p>2.108</text:p>
              </table:table-cell>
              <table:table-cell office:value-type="float" office:value="0.839333333333333">
                <text:p>0.839333333333333</text:p>
              </table:table-cell>
              <table:table-cell office:value-type="float" office:value="0.162666666666667">
                <text:p>0.16266666666666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024">
                <text:p>2.024</text:p>
              </table:table-cell>
              <table:table-cell office:value-type="float" office:value="0.882">
                <text:p>0.882</text:p>
              </table:table-cell>
              <table:table-cell office:value-type="float" office:value="0.232">
                <text:p>0.232</text:p>
              </table:table-cell>
              <table:table-cell office:value-type="float" office:value="2.62">
                <text:p>2.6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236">
                <text:p>0.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